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fo:font-weight="bold" officeooo:rsid="0016cf62" officeooo:paragraph-rsid="0016cf62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6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25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 style:list-style-name="L2">
      <loext:graphic-properties draw:fill-color="#ffffff"/>
      <style:paragraph-properties fo:line-height="100%" fo:text-align="justify" style:justify-single-word="false" fo:orphans="0" fo:widows="0"/>
      <style:text-properties officeooo:paragraph-rsid="001b3674"/>
    </style:style>
    <style:style style:name="P27" style:family="paragraph" style:parent-style-name="Standard" style:list-style-name="L2">
      <loext:graphic-properties draw:fill-color="#ffffff"/>
      <style:paragraph-properties fo:line-height="100%" fo:text-align="justify" style:justify-single-word="false" fo:orphans="0" fo:widows="0"/>
      <style:text-properties officeooo:rsid="001b3674" officeooo:paragraph-rsid="001b3674"/>
    </style:style>
    <style:style style:name="P28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</style:style>
    <style:style style:name="P3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officeooo:rsid="0015e205" officeooo:paragraph-rsid="0015e205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1.3cm" style:auto-text-indent="false" style:page-number="auto" fo:background-color="transparent" style:writing-mode="lr-tb"/>
      <style:text-properties officeooo:rsid="001b3674" officeooo:paragraph-rsid="001b3674"/>
    </style:style>
    <style:style style:name="P3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writing-mode="lr-tb"/>
      <style:text-properties fo:font-weight="bold" officeooo:rsid="001b3674" officeooo:paragraph-rsid="001b3674" style:font-weight-asian="bold" style:font-weight-complex="bold"/>
    </style:style>
    <style:style style:name="P38" style:family="paragraph" style:parent-style-name="Standard" style:list-style-name="L3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fo:font-weight="normal" officeooo:rsid="001b3674" officeooo:paragraph-rsid="001b3674" style:font-weight-asian="normal" style:font-weight-complex="normal"/>
    </style:style>
    <style:style style:name="P39" style:family="paragraph" style:parent-style-name="Standard" style:list-style-name="L3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officeooo:paragraph-rsid="001b3674"/>
    </style:style>
    <style:style style:name="P40" style:family="paragraph" style:parent-style-name="Standard" style:list-style-name="L3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officeooo:rsid="001b3674" officeooo:paragraph-rsid="001b3674"/>
    </style:style>
    <style:style style:name="P4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fo:color="#000000" style:font-name="Times New Roman" fo:font-size="14pt" fo:font-weight="normal" officeooo:rsid="001b3674" officeooo:paragraph-rsid="001b3674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4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4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c48f"/>
    </style:style>
    <style:style style:name="P47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weight="normal" style:font-weight-asian="normal" style:font-weight-complex="normal"/>
    </style:style>
    <style:style style:name="P4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0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51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bf887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b3674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font-weight="normal" officeooo:rsid="001b3674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1" style:family="text">
      <style:text-properties fo:color="#1155cc" style:font-name="Times New Roman" fo:font-size="14pt" style:text-underline-style="solid" style:text-underline-width="auto" style:text-underline-color="font-color" officeooo:rsid="001b3674" style:font-name-asian="Times New Roman1" style:font-size-asian="14pt" style:font-name-complex="Times New Roman1" style:font-size-complex="14pt"/>
    </style:style>
    <style:style style:name="T12" style:family="text">
      <style:text-properties fo:color="#808000"/>
    </style:style>
    <style:style style:name="T13" style:family="text">
      <style:text-properties fo:color="#808000" style:font-name="DejaVu Sans Mono1"/>
    </style:style>
    <style:style style:name="T14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5" style:family="text">
      <style:text-properties fo:color="#808000" style:font-name="DejaVu Sans Mono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6" style:family="text">
      <style:text-properties fo:color="#808000" style:font-name="DejaVu Sans Mono1" fo:font-weight="normal" style:font-weight-asian="normal" style:font-weight-complex="normal"/>
    </style:style>
    <style:style style:name="T17" style:family="text">
      <style:text-properties fo:color="#808000" fo:font-size="10pt" officeooo:rsid="00165c1e" style:font-name-asian="Times New Roman1" style:font-size-asian="10pt" style:font-name-complex="Times New Roman1" style:font-size-complex="10pt"/>
    </style:style>
    <style:style style:name="T18" style:family="text">
      <style:text-properties fo:color="#808000" fo:font-weight="bold"/>
    </style:style>
    <style:style style:name="T19" style:family="text">
      <style:text-properties fo:color="#808000" fo:font-weight="normal" style:font-weight-asian="normal" style:font-weight-complex="normal"/>
    </style:style>
    <style:style style:name="T20" style:family="text">
      <style:text-properties fo:color="#008000" fo:font-weight="bold"/>
    </style:style>
    <style:style style:name="T21" style:family="text">
      <style:text-properties fo:color="#008000" style:font-name="DejaVu Sans Mono" fo:font-weight="bold"/>
    </style:style>
    <style:style style:name="T22" style:family="text">
      <style:text-properties fo:color="#008000" style:font-name="DejaVu Sans Mono" fo:font-size="10pt" officeooo:rsid="00165c1e" style:font-name-asian="Times New Roman1" style:font-size-asian="10pt" style:font-name-complex="Times New Roman1" style:font-size-complex="10pt"/>
    </style:style>
    <style:style style:name="T23" style:family="text">
      <style:text-properties fo:color="#0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24" style:family="text">
      <style:text-properties fo:color="#000080"/>
    </style:style>
    <style:style style:name="T25" style:family="text">
      <style:text-properties fo:color="#000080" fo:font-weight="bold"/>
    </style:style>
    <style:style style:name="T26" style:family="text">
      <style:text-properties fo:color="#000080" style:font-name="DejaVu Sans Mono" fo:font-weight="bold"/>
    </style:style>
    <style:style style:name="T27" style:family="text">
      <style:text-properties fo:color="#008080"/>
    </style:style>
    <style:style style:name="T28" style:family="text">
      <style:text-properties fo:color="#008080" style:font-name="DejaVu Sans Mono"/>
    </style:style>
    <style:style style:name="T29" style:family="text">
      <style:text-properties fo:color="#008080" style:font-name="DejaVu Sans Mono" fo:font-weight="bold"/>
    </style:style>
    <style:style style:name="T30" style:family="text">
      <style:text-properties fo:color="#008080" fo:font-weight="bold"/>
    </style:style>
    <style:style style:name="T31" style:family="text">
      <style:text-properties fo:color="#371f80"/>
    </style:style>
    <style:style style:name="T32" style:family="text">
      <style:text-properties fo:color="#371f80" style:font-name="DejaVu Sans Mono"/>
    </style:style>
    <style:style style:name="T33" style:family="text">
      <style:text-properties fo:color="#0000ff"/>
    </style:style>
    <style:style style:name="T34" style:family="text">
      <style:text-properties fo:color="#0000ff" style:font-name="DejaVu Sans Mono"/>
    </style:style>
    <style:style style:name="T35" style:family="text">
      <style:text-properties fo:color="#660e7a" style:font-name="DejaVu Sans Mono"/>
    </style:style>
    <style:style style:name="T36" style:family="text">
      <style:text-properties fo:color="#660e7a" style:font-name="DejaVu Sans Mono" fo:font-style="italic" fo:font-weight="bold"/>
    </style:style>
    <style:style style:name="T37" style:family="text">
      <style:text-properties fo:color="#660e7a" fo:font-style="italic" fo:font-weight="bold"/>
    </style:style>
    <style:style style:name="T38" style:family="text">
      <style:text-properties officeooo:rsid="00165c1e"/>
    </style:style>
    <style:style style:name="T39" style:family="text">
      <style:text-properties style:font-name="DejaVu Sans Mono"/>
    </style:style>
    <style:style style:name="T40" style:family="text">
      <style:text-properties style:font-name="DejaVu Sans Mono1"/>
    </style:style>
    <style:style style:name="T41" style:family="text">
      <style:text-properties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42" style:family="text">
      <style:text-properties officeooo:rsid="00192d92"/>
    </style:style>
    <style:style style:name="T43" style:family="text">
      <style:text-properties officeooo:rsid="001b3674"/>
    </style:style>
    <style:style style:name="T44" style:family="text">
      <style:text-properties officeooo:rsid="001bf887"/>
    </style:style>
    <style:style style:name="T45" style:family="text">
      <style:text-properties fo:color="#808080"/>
    </style:style>
    <style:style style:name="T46" style:family="text">
      <style:text-properties fo:color="#808080" fo:font-style="italic"/>
    </style:style>
    <style:style style:name="T47" style:family="text">
      <style:text-properties officeooo:rsid="001d8b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авиационный институт</text:p>
      <text:p text:style-name="P8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7"><text:s/></text:p>
      <text:p text:style-name="P7"><text:s/></text:p>
      <text:p text:style-name="P7"><text:s/></text:p>
      <text:p text:style-name="P7"><text:s/></text:p>
      <text:p text:style-name="P9">Лабораторная работа № <text:span text:style-name="T43">4</text:span></text:p>
      <text:p text:style-name="P10">Тема: <text:span text:style-name="T43">Основы метапрограммирования</text:span></text:p>
      <text:p text:style-name="P7"/>
      <text:p text:style-name="P11"><text:s/></text:p>
      <text:p text:style-name="P11"><text:s/></text:p>
      <text:p text:style-name="P7"><text:s/></text:p>
      <text:p text:style-name="P13"><text:tab/><text:tab/><text:tab/><text:tab/><text:tab/><text:tab/><text:tab/>Студент: Семенов Илья</text:p>
      <text:p text:style-name="P13"><text:tab/><text:tab/><text:tab/><text:tab/><text:tab/><text:tab/><text:tab/>Преподаватель: Журавлев А.А.</text:p>
      <text:p text:style-name="P13"><text:tab/><text:tab/><text:tab/><text:tab/><text:tab/><text:tab/><text:tab/>Дата:</text:p>
      <text:p text:style-name="P13"><text:tab/><text:tab/><text:tab/><text:tab/><text:tab/><text:tab/><text:tab/>Оценка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Москва, 2019</text:p>
      <text:p text:style-name="P14"/>
      <text:list xml:id="list1482688766" text:style-name="WWNum2">
        <text:list-item>
          <text:p text:style-name="P28">Постановка задачи</text:p>
        </text:list-item>
      </text:list>
      <text:p text:style-name="P33"><text:span text:style-name="T6">Разработать </text:span><text:span text:style-name="T7">шаблоны классов согласно варианту задания. Параметром шаблона должен являться скалярный тип данных, задающий тип данных для оси координат. Классы должны иметь публичные поля. Создать набор шаблонов, реализующих :</text:span></text:p>
      <text:list xml:id="list451474845" text:style-name="L2">
        <text:list-item>
          <text:p text:style-name="P26"><text:span text:style-name="T7">Вычисление геометрического центра фигуры</text:span></text:p>
        </text:list-item>
        <text:list-item>
          <text:p text:style-name="P27"><text:span text:style-name="T6">Вывод в стандартный поток вывода координат вершины фигуры</text:span></text:p>
        </text:list-item>
        <text:list-item>
          <text:p text:style-name="P27"><text:span text:style-name="T6">Вычисление площади фигуры</text:span></text:p>
        </text:list-item>
      </text:list>
      <text:p text:style-name="P35"><text:span text:style-name="T6">Параметром шаблона должен являться тип класса фигуры. Помимо самого класса, шаблонная функция должна уметь работать с tuple. Создаь программу, которая позволяет вводить фигуры из стандартного ввода и вызвать для них шаблонные функции.</text:span></text:p>
      <text:p text:style-name="P37"><text:span text:style-name="T6">Вариант задания 20:</text:span></text:p>
      <text:list xml:id="list1509023940" text:style-name="L3">
        <text:list-item>
          <text:p text:style-name="P39"><text:span text:style-name="T9">Трапеция</text:span></text:p>
        </text:list-item>
        <text:list-item>
          <text:p text:style-name="P38"><text:span text:style-name="T6">Ромб</text:span></text:p>
        </text:list-item>
        <text:list-item>
          <text:p text:style-name="P40"><text:span text:style-name="T8">Пятиугольник</text:span></text:p>
        </text:list-item>
      </text:list>
      <text:p text:style-name="P2"/>
      <text:list xml:id="list145334350225867" text:continue-list="list1482688766" text:style-name="WWNum2">
        <text:list-item>
          <text:p text:style-name="P28">Репозиторий github</text:p>
        </text:list-item>
      </text:list>
      <text:p text:style-name="P15"><text:span text:style-name="T6"><text:tab/></text:span><text:a xlink:type="simple" xlink:href="https://github.com/devepodete/oop_exercise_01/" text:style-name="ListLabel_20_103" text:visited-style-name="ListLabel_20_103"><text:span text:style-name="ListLabel_20_19"><text:span text:style-name="T10">https://github.com/ilya89099/oop_exercise_0</text:span></text:span></text:a><text:span text:style-name="ListLabel_20_19"><text:span text:style-name="T11">4</text:span></text:span><text:a xlink:type="simple" xlink:href="https://github.com/devepodete/oop_exercise_01/" text:style-name="ListLabel_20_103" text:visited-style-name="ListLabel_20_103"><text:span text:style-name="ListLabel_20_19"><text:span text:style-name="T10">/</text:span></text:span></text:a></text:p>
      <text:p text:style-name="P16"/>
      <text:list xml:id="list145332731126569" text:continue-numbering="true" text:style-name="WWNum2">
        <text:list-item>
          <text:p text:style-name="P29">Описание программы </text:p>
        </text:list-item>
      </text:list>
      <text:p text:style-name="P41">Реализованы шаблонные функции area, c<text:span text:style-name="T47">enter</text:span>, а так же операторы ввода и вывода из потоков. Для шаблонных параметров вызываются функции, позволяющие интерпретировать их либо как фигуру, либо как кортеж, состоящий из точек, инстанцированных от одного типа.</text:p>
      <text:p text:style-name="P41">Далее, для параметров, являющихся фигурами просто вызываются соответствующие методы, а для котрежей применяется рекурсивное вычисление площади, центра или рекурсивный ввод и вывод элементов этого кортежа.</text:p>
      <text:p text:style-name="P41">Реализована шаблонная функция process, отвечающая за ввод и вывод фигур, их центров и площадей.</text:p>
      <text:list xml:id="list145333719017374" text:continue-numbering="true" text:style-name="WWNum2">
        <text:list-item>
          <text:p text:style-name="P31">Набор testcases</text:p>
        </text:list-item>
      </text:list>
      <text:p text:style-name="P20"><text:span text:style-name="T6">Тестовые файлы:</text:span><text:span text:style-name="T1"> test_01.test</text:span><text:span text:style-name="T6">, </text:span><text:span text:style-name="T1">test_02.test</text:span></text:p>
      <text:p text:style-name="P23">test_01.test:</text:p>
      <text:p text:style-name="P21">trapeze 0 0 1 3 3 2 4 0</text:p>
      <text:p text:style-name="P21">rhombus 0 0 3 4 8 4 5 1</text:p>
      <text:p text:style-name="P21">pentagon 0 0 3 4 8 4 5 0 2 -2</text:p>
      <text:p text:style-name="P21"><text:soft-page-break/>Проверка <text:span text:style-name="T38">обработки фигур, не удовлетворяющих условиям, а так же проверка конструирования пятиугольника</text:span>.</text:p>
      <text:p text:style-name="P19">Результат работы программы</text:p>
      <text:p text:style-name="P42">At least 2 sides of trapeze must be parallel</text:p>
      <text:p text:style-name="P42">This is not rhombus, sides arent equal</text:p>
      <text:p text:style-name="P42">Pentagon, p1: 0 0, p2: 3 4, p3: 8 4, p4: 5 0, p5: 2 -2</text:p>
      <text:p text:style-name="P42">Area of figure: 25</text:p>
      <text:p text:style-name="P42">Center of figure: 3.6 1.2</text:p>
      <text:p text:style-name="P23">test_02.t<text:span text:style-name="T38">est</text:span>:</text:p>
      <text:p text:style-name="P36">rhombus 0 0 3 4 8 4 5 0</text:p>
      <text:p text:style-name="P36">trapeze 0 0 2 2 4 2 6 0</text:p>
      <text:p text:style-name="P36">pentagon 0 0 2 3 7 2 7 -4 2 -5</text:p>
      <text:p text:style-name="P36">tuple 3 0 0 2 2 4 0</text:p>
      <text:p text:style-name="P36">tuple 4 0 0 3 4 8 4 5 0</text:p>
      <text:p text:style-name="P36">tuple 5 0 0 2 3 7 2 7 -4 3 -3</text:p>
      <text:p text:style-name="P22">Проверка <text:span text:style-name="T44">правильности работы с кортежами, а так же проверка результатов вычисления площадей и центров для данных фигур</text:span>.</text:p>
      <text:p text:style-name="P19">Результат работы программы</text:p>
      <text:p text:style-name="P43">Rhombus, p1: 0 0, p2: 3 4, p3: 8 4, p4: 5 0</text:p>
      <text:p text:style-name="P43">Area of figure: 20</text:p>
      <text:p text:style-name="P43">Center of figure: 4 2</text:p>
      <text:p text:style-name="P43">Trapeze p1:0 0, p2:2 2, p3:4 2, p4:6 0</text:p>
      <text:p text:style-name="P43">Area of figure: 12</text:p>
      <text:p text:style-name="P43">Center of figure: 3 1</text:p>
      <text:p text:style-name="P43">Pentagon, p1: 0 0, p2: 2 3, p3: 7 2, p4: 7 -4, p5: 2 -5</text:p>
      <text:p text:style-name="P43">Area of figure: 43</text:p>
      <text:p text:style-name="P43"><text:soft-page-break/>Center of figure: 3.6 -0.8</text:p>
      <text:p text:style-name="P43">Enter size of tuple</text:p>
      <text:p text:style-name="P43">Figurelike tuple of 3 elements: (0 0) (2 2) (4 0)</text:p>
      <text:p text:style-name="P43">Area of figurelike tuple: 4</text:p>
      <text:p text:style-name="P43">Center of figurelike tuple: 2 0.666667</text:p>
      <text:p text:style-name="P43">Enter size of tuple</text:p>
      <text:p text:style-name="P43">Figurelike tuple of 4 elements: (0 0) (3 4) (8 4) (5 0)</text:p>
      <text:p text:style-name="P43">Area of figurelike tuple: 20</text:p>
      <text:p text:style-name="P43">Center of figurelike tuple: 4 2</text:p>
      <text:p text:style-name="P43">Enter size of tuple</text:p>
      <text:p text:style-name="P43">Figurelike tuple of 5 elements: (0 0) (2 3) (7 2) (7 -4) (3 -3)</text:p>
      <text:p text:style-name="P43">Area of figurelike tuple: 34</text:p>
      <text:p text:style-name="P43">Center of figurelike tuple: 3.8 -0.4</text:p>
      <text:p text:style-name="P32"/>
      <text:list xml:id="list145333700612331" text:continue-numbering="true" text:style-name="WWNum2">
        <text:list-item>
          <text:p text:style-name="P30">Результаты выполнения тестов</text:p>
        </text:list-item>
      </text:list>
      <text:p text:style-name="P21">Все тесты успешно пройдены, программа выдаёт верные результаты.</text:p>
      <text:list xml:id="list145334199345580" text:continue-numbering="true" text:style-name="WWNum2">
        <text:list-item>
          <text:p text:style-name="P29">Листинг программы</text:p>
        </text:list-item>
      </text:list>
      <text:p text:style-name="P17"/>
      <text:p text:style-name="P18">main.cpp</text:p>
      <text:p text:style-name="P47"><text:span text:style-name="T17">#include </text:span><text:span text:style-name="T23">&lt;iostream&gt;</text:span></text:p>
      <text:p text:style-name="P44"><text:span text:style-name="T12">#include </text:span><text:span text:style-name="T20">&lt;vector&gt;</text:span></text:p>
      <text:p text:style-name="P44"><text:span text:style-name="T12">#include </text:span><text:span text:style-name="T20">&lt;algorithm&gt;</text:span></text:p>
      <text:p text:style-name="P44"><text:span text:style-name="T12">#include </text:span><text:span text:style-name="T20">&lt;type_traits&gt;</text:span></text:p>
      <text:p text:style-name="P44"><text:span text:style-name="T12">#include </text:span><text:span text:style-name="T20">&lt;exception&gt;</text:span></text:p>
      <text:p text:style-name="P44"><text:span text:style-name="T12">#include </text:span><text:span text:style-name="T20">&lt;tuple&gt;</text:span></text:p>
      <text:p text:style-name="P44"><text:span text:style-name="T12">#include </text:span><text:span text:style-name="T20">"Point.h"</text:span></text:p>
      <text:p text:style-name="P44"><text:span text:style-name="T12">#include </text:span><text:span text:style-name="T20">"Trapeze.h"</text:span></text:p>
      <text:p text:style-name="P44"><text:span text:style-name="T12">#include </text:span><text:span text:style-name="T20">"templates.h"</text:span></text:p>
      <text:p text:style-name="P44"><text:span text:style-name="T12">#include </text:span><text:span text:style-name="T20">"Rhombus.h"</text:span></text:p>
      <text:p text:style-name="P44"><text:span text:style-name="T12">#include </text:span><text:span text:style-name="T20">"Pentagon.h"</text:span></text:p>
      <text:p text:style-name="P44"><text:span text:style-name="T25">int </text:span>main() {</text:p>
      <text:p text:style-name="P49"><text:s text:c="4"/><text:span text:style-name="T28">std</text:span><text:span text:style-name="T39">::</text:span><text:span text:style-name="T32">string </text:span><text:span text:style-name="T39">command;</text:span></text:p>
      <text:p text:style-name="P49"><text:s text:c="4"/><text:span text:style-name="T26">while </text:span><text:span text:style-name="T39">(</text:span><text:span text:style-name="T28">std</text:span><text:span text:style-name="T39">::cin </text:span><text:span text:style-name="T28">&gt;&gt; </text:span><text:span text:style-name="T39">command) {</text:span></text:p>
      <text:p text:style-name="P49"><text:s text:c="8"/><text:span text:style-name="T26">if </text:span><text:span text:style-name="T39">(command </text:span><text:span text:style-name="T28">== </text:span><text:span text:style-name="T21">"exit"</text:span><text:span text:style-name="T39">) {</text:span></text:p>
      <text:p text:style-name="P49"><text:soft-page-break/><text:s text:c="12"/><text:span text:style-name="T26">break</text:span><text:span text:style-name="T39">;</text:span></text:p>
      <text:p text:style-name="P49"><text:s text:c="8"/><text:span text:style-name="T39">} </text:span><text:span text:style-name="T26">else if </text:span><text:span text:style-name="T39">(command </text:span><text:span text:style-name="T28">== </text:span><text:span text:style-name="T21">"pentagon"</text:span><text:span text:style-name="T39">) {</text:span></text:p>
      <text:p text:style-name="P49"><text:s text:c="12"/><text:span text:style-name="T26">try </text:span><text:span text:style-name="T39">{</text:span></text:p>
      <text:p text:style-name="P49"><text:s text:c="16"/><text:span text:style-name="T28">Pentagon</text:span><text:span text:style-name="T39">&lt;</text:span><text:span text:style-name="T26">double</text:span><text:span text:style-name="T39">&gt; fig;</text:span></text:p>
      <text:p text:style-name="P49"><text:s text:c="16"/><text:span text:style-name="T39">process(fig);</text:span></text:p>
      <text:p text:style-name="P49"><text:s text:c="12"/><text:span text:style-name="T39">} </text:span><text:span text:style-name="T26">catch </text:span><text:span text:style-name="T39">(</text:span><text:span text:style-name="T28">std</text:span><text:span text:style-name="T39">::</text:span><text:span text:style-name="T28">exception</text:span><text:span text:style-name="T39">&amp; ex) {</text:span></text:p>
      <text:p text:style-name="P49"><text:s text:c="16"/><text:span text:style-name="T28">std</text:span><text:span text:style-name="T39">::cout </text:span><text:span text:style-name="T28">&lt;&lt; </text:span><text:span text:style-name="T39">ex.what() </text:span><text:span text:style-name="T28">&lt;&lt; </text:span><text:span text:style-name="T21">"</text:span><text:span text:style-name="T26">\n</text:span><text:span text:style-name="T21">"</text:span><text:span text:style-name="T39">;</text:span></text:p>
      <text:p text:style-name="P49"><text:s text:c="16"/><text:span text:style-name="T26">continue</text:span><text:span text:style-name="T39">;</text:span></text:p>
      <text:p text:style-name="P49"><text:s text:c="12"/><text:span text:style-name="T39">}</text:span></text:p>
      <text:p text:style-name="P49"><text:s text:c="8"/><text:span text:style-name="T39">} </text:span><text:span text:style-name="T26">else if </text:span><text:span text:style-name="T39">(command </text:span><text:span text:style-name="T28">== </text:span><text:span text:style-name="T21">"rhombus"</text:span><text:span text:style-name="T39">) {</text:span></text:p>
      <text:p text:style-name="P49"><text:s text:c="12"/><text:span text:style-name="T26">try </text:span><text:span text:style-name="T39">{</text:span></text:p>
      <text:p text:style-name="P49"><text:s text:c="16"/><text:span text:style-name="T28">Rhombus</text:span><text:span text:style-name="T39">&lt;</text:span><text:span text:style-name="T26">double</text:span><text:span text:style-name="T39">&gt; fig;</text:span></text:p>
      <text:p text:style-name="P49"><text:s text:c="16"/><text:span text:style-name="T39">process(fig);</text:span></text:p>
      <text:p text:style-name="P49"><text:s text:c="12"/><text:span text:style-name="T39">} </text:span><text:span text:style-name="T26">catch </text:span><text:span text:style-name="T39">(</text:span><text:span text:style-name="T28">std</text:span><text:span text:style-name="T39">::</text:span><text:span text:style-name="T28">exception</text:span><text:span text:style-name="T39">&amp; ex) {</text:span></text:p>
      <text:p text:style-name="P49"><text:s text:c="16"/><text:span text:style-name="T28">std</text:span><text:span text:style-name="T39">::cout </text:span><text:span text:style-name="T28">&lt;&lt; </text:span><text:span text:style-name="T39">ex.what() </text:span><text:span text:style-name="T28">&lt;&lt; </text:span><text:span text:style-name="T21">"</text:span><text:span text:style-name="T26">\n</text:span><text:span text:style-name="T21">"</text:span><text:span text:style-name="T39">;</text:span></text:p>
      <text:p text:style-name="P49"><text:s text:c="16"/><text:span text:style-name="T26">continue</text:span><text:span text:style-name="T39">;</text:span></text:p>
      <text:p text:style-name="P49"><text:s text:c="12"/><text:span text:style-name="T39">}</text:span></text:p>
      <text:p text:style-name="P49"><text:s text:c="8"/><text:span text:style-name="T39">} </text:span><text:span text:style-name="T26">else if </text:span><text:span text:style-name="T39">(command </text:span><text:span text:style-name="T28">== </text:span><text:span text:style-name="T21">"trapeze"</text:span><text:span text:style-name="T39">) {</text:span></text:p>
      <text:p text:style-name="P49"><text:s text:c="12"/><text:span text:style-name="T26">try </text:span><text:span text:style-name="T39">{</text:span></text:p>
      <text:p text:style-name="P49"><text:s text:c="16"/><text:span text:style-name="T28">Trapeze</text:span><text:span text:style-name="T39">&lt;</text:span><text:span text:style-name="T26">double</text:span><text:span text:style-name="T39">&gt; fig;</text:span></text:p>
      <text:p text:style-name="P49"><text:s text:c="16"/><text:span text:style-name="T39">process(fig);</text:span></text:p>
      <text:p text:style-name="P49"><text:s text:c="12"/><text:span text:style-name="T39">} </text:span><text:span text:style-name="T26">catch </text:span><text:span text:style-name="T39">(</text:span><text:span text:style-name="T28">std</text:span><text:span text:style-name="T39">::</text:span><text:span text:style-name="T28">exception</text:span><text:span text:style-name="T39">&amp; ex) {</text:span></text:p>
      <text:p text:style-name="P49"><text:s text:c="16"/><text:span text:style-name="T28">std</text:span><text:span text:style-name="T39">::cout </text:span><text:span text:style-name="T28">&lt;&lt; </text:span><text:span text:style-name="T39">ex.what() </text:span><text:span text:style-name="T28">&lt;&lt; </text:span><text:span text:style-name="T21">"</text:span><text:span text:style-name="T26">\n</text:span><text:span text:style-name="T21">"</text:span><text:span text:style-name="T39">;</text:span></text:p>
      <text:p text:style-name="P49"><text:s text:c="16"/><text:span text:style-name="T26">continue</text:span><text:span text:style-name="T39">;</text:span></text:p>
      <text:p text:style-name="P49"><text:s text:c="12"/><text:span text:style-name="T39">}</text:span></text:p>
      <text:p text:style-name="P49"><text:s text:c="8"/><text:span text:style-name="T39">} </text:span><text:span text:style-name="T26">else if </text:span><text:span text:style-name="T39">(command </text:span><text:span text:style-name="T28">== </text:span><text:span text:style-name="T21">"tuple"</text:span><text:span text:style-name="T39">) {</text:span></text:p>
      <text:p text:style-name="P49"><text:s text:c="12"/><text:span text:style-name="T26">int </text:span><text:span text:style-name="T39">size;</text:span></text:p>
      <text:p text:style-name="P49"><text:s text:c="12"/><text:span text:style-name="T28">std</text:span><text:span text:style-name="T39">::cout </text:span><text:span text:style-name="T28">&lt;&lt; </text:span><text:span text:style-name="T21">"Enter size of tuple</text:span><text:span text:style-name="T26">\n</text:span><text:span text:style-name="T21">"</text:span><text:span text:style-name="T39">;</text:span></text:p>
      <text:p text:style-name="P49"><text:s text:c="12"/><text:span text:style-name="T28">std</text:span><text:span text:style-name="T39">::cin </text:span><text:span text:style-name="T28">&gt;&gt; </text:span><text:span text:style-name="T39">size;</text:span></text:p>
      <text:p text:style-name="P49"><text:s text:c="12"/><text:span text:style-name="T26">if </text:span><text:span text:style-name="T39">(size == </text:span><text:span text:style-name="T34">3</text:span><text:span text:style-name="T39">) {</text:span></text:p>
      <text:p text:style-name="P49"><text:s text:c="16"/><text:span text:style-name="T28">std</text:span><text:span text:style-name="T39">::</text:span><text:span text:style-name="T28">tuple</text:span><text:span text:style-name="T39">&lt;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&gt; tuple;</text:span></text:p>
      <text:p text:style-name="P49"><text:s text:c="16"/><text:span text:style-name="T39">process(tuple);</text:span></text:p>
      <text:p text:style-name="P49"><text:s text:c="12"/><text:span text:style-name="T39">} </text:span><text:span text:style-name="T26">else if </text:span><text:span text:style-name="T39">(size == </text:span><text:span text:style-name="T34">4</text:span><text:span text:style-name="T39">) {</text:span></text:p>
      <text:p text:style-name="P49"><text:s text:c="16"/><text:span text:style-name="T28">std</text:span><text:span text:style-name="T39">::</text:span><text:span text:style-name="T28">tuple</text:span><text:span text:style-name="T39">&lt;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&gt; tuple;</text:span></text:p>
      <text:p text:style-name="P49"><text:s text:c="16"/><text:span text:style-name="T39">process(tuple);</text:span></text:p>
      <text:p text:style-name="P49"><text:s text:c="12"/><text:span text:style-name="T39">} </text:span><text:span text:style-name="T26">else if </text:span><text:span text:style-name="T39">(size == </text:span><text:span text:style-name="T34">5</text:span><text:span text:style-name="T39">) {</text:span></text:p>
      <text:p text:style-name="P49"><text:s text:c="16"/><text:span text:style-name="T28">std</text:span><text:span text:style-name="T39">::</text:span><text:span text:style-name="T28">tuple</text:span><text:span text:style-name="T39">&lt;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&gt; tuple;</text:span></text:p>
      <text:p text:style-name="P49"><text:s text:c="16"/><text:span text:style-name="T39">process(tuple);</text:span></text:p>
      <text:p text:style-name="P49"><text:s text:c="12"/><text:span text:style-name="T39">} </text:span><text:span text:style-name="T26">else if </text:span><text:span text:style-name="T39">(size == </text:span><text:span text:style-name="T34">5</text:span><text:span text:style-name="T39">) {</text:span></text:p>
      <text:p text:style-name="P49"><text:s text:c="16"/><text:span text:style-name="T28">std</text:span><text:span text:style-name="T39">::</text:span><text:span text:style-name="T28">tuple</text:span><text:span text:style-name="T39">&lt;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 </text:span><text:span text:style-name="T28">Point</text:span><text:span text:style-name="T39">&lt;</text:span><text:span text:style-name="T26">double</text:span><text:span text:style-name="T39">&gt;&gt; tuple;</text:span></text:p>
      <text:p text:style-name="P49"><text:s text:c="16"/><text:span text:style-name="T39">process(tuple);</text:span></text:p>
      <text:p text:style-name="P49"><text:s text:c="12"/><text:span text:style-name="T39">} </text:span><text:span text:style-name="T26">else </text:span><text:span text:style-name="T39">{</text:span></text:p>
      <text:p text:style-name="P49"><text:s text:c="16"/><text:span text:style-name="T28">std</text:span><text:span text:style-name="T39">::cout </text:span><text:span text:style-name="T28">&lt;&lt; </text:span><text:span text:style-name="T21">"Wrong size</text:span><text:span text:style-name="T26">\n</text:span><text:span text:style-name="T21">"</text:span><text:span text:style-name="T39">;</text:span></text:p>
      <text:p text:style-name="P49"><text:s text:c="16"/><text:span text:style-name="T26">continue</text:span><text:span text:style-name="T39">;</text:span></text:p>
      <text:p text:style-name="P49"><text:s text:c="12"/><text:span text:style-name="T39">}</text:span></text:p>
      <text:p text:style-name="P49"><text:s text:c="8"/><text:span text:style-name="T39">} </text:span><text:span text:style-name="T26">else </text:span><text:span text:style-name="T39">{</text:span></text:p>
      <text:p text:style-name="P49"><text:soft-page-break/><text:s text:c="12"/><text:span text:style-name="T28">std</text:span><text:span text:style-name="T39">::cout </text:span><text:span text:style-name="T28">&lt;&lt; </text:span><text:span text:style-name="T21">"Wrong type</text:span><text:span text:style-name="T26">\n</text:span><text:span text:style-name="T21">"</text:span><text:span text:style-name="T39">;</text:span></text:p>
      <text:p text:style-name="P49"><text:s text:c="12"/><text:span text:style-name="T26">continue</text:span><text:span text:style-name="T39">;</text:span></text:p>
      <text:p text:style-name="P49"><text:s text:c="8"/><text:span text:style-name="T39">}</text:span></text:p>
      <text:p text:style-name="P49"><text:s text:c="4"/><text:span text:style-name="T39">}</text:span></text:p>
      <text:p text:style-name="P49"><text:s text:c="4"/><text:span text:style-name="T26">return </text:span><text:span text:style-name="T34">0</text:span><text:span text:style-name="T39">;</text:span></text:p>
      <text:p text:style-name="P53"><text:span text:style-name="T39">}</text:span></text:p>
      <text:p text:style-name="P4"><text:span text:style-name="T3">Trapeze</text:span><text:bookmark-start text:name="__DdeLink__2335_150959209"/><text:span text:style-name="T2">.h</text:span></text:p>
      <text:p text:style-name="P45"><text:bookmark-end text:name="__DdeLink__2335_150959209"/><text:span text:style-name="T14">#pragma </text:span><text:span text:style-name="T41">once</text:span></text:p>
      <text:p text:style-name="P44"><text:span text:style-name="T12">#include </text:span><text:span text:style-name="T20">"Point.h"</text:span></text:p>
      <text:p text:style-name="P44"><text:span text:style-name="T12">#include </text:span><text:span text:style-name="T20">&lt;exception&gt;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class </text:span><text:span text:style-name="T27">Trapeze </text:span>{</text:p>
      <text:p text:style-name="P44"><text:span text:style-name="T25">public</text:span>:</text:p>
      <text:p text:style-name="P49"><text:s text:c="4"/><text:span text:style-name="T39">Trapeze() = </text:span><text:span text:style-name="T26">default</text:span><text:span text:style-name="T39">;</text:span></text:p>
      <text:p text:style-name="P49"><text:s text:c="4"/><text:span text:style-name="T39">Trapeze(</text:span><text:span text:style-name="T28">Point</text:span><text:span text:style-name="T39">&lt;</text:span><text:span text:style-name="T32">T</text:span><text:span text:style-name="T39">&gt; p1, </text:span><text:span text:style-name="T28">Point</text:span><text:span text:style-name="T39">&lt;</text:span><text:span text:style-name="T32">T</text:span><text:span text:style-name="T39">&gt; p2, </text:span><text:span text:style-name="T28">Point</text:span><text:span text:style-name="T39">&lt;</text:span><text:span text:style-name="T32">T</text:span><text:span text:style-name="T39">&gt; p3, </text:span><text:span text:style-name="T28">Point</text:span><text:span text:style-name="T39">&lt;</text:span><text:span text:style-name="T32">T</text:span><text:span text:style-name="T39">&gt; p4);</text:span></text:p>
      <text:p text:style-name="P49"><text:s text:c="4"/><text:span text:style-name="T28">Point</text:span><text:span text:style-name="T39">&lt;</text:span><text:span text:style-name="T32">T</text:span><text:span text:style-name="T39">&gt; Center() </text:span><text:span text:style-name="T26">const</text:span><text:span text:style-name="T39">;</text:span></text:p>
      <text:p text:style-name="P49"><text:s text:c="4"/><text:span text:style-name="T26">double </text:span><text:span text:style-name="T39">Area() </text:span><text:span text:style-name="T26">const</text:span><text:span text:style-name="T39">;</text:span></text:p>
      <text:p text:style-name="P49"><text:s text:c="4"/><text:span text:style-name="T26">void </text:span><text:span text:style-name="T39">Print(</text:span><text:span text:style-name="T28">std</text:span><text:span text:style-name="T39">::</text:span><text:span text:style-name="T32">ostream</text:span><text:span text:style-name="T39">&amp; os) </text:span><text:span text:style-name="T26">const</text:span><text:span text:style-name="T39">;</text:span></text:p>
      <text:p text:style-name="P49"><text:s text:c="4"/><text:span text:style-name="T26">void </text:span><text:span text:style-name="T39">Scan(</text:span><text:span text:style-name="T28">std</text:span><text:span text:style-name="T39">::</text:span><text:span text:style-name="T32">istream</text:span><text:span text:style-name="T39">&amp; is);</text:span></text:p>
      <text:p text:style-name="P44"><text:span text:style-name="T25">private</text:span>:</text:p>
      <text:p text:style-name="P49"><text:s text:c="4"/><text:span text:style-name="T28">Point</text:span><text:span text:style-name="T39">&lt;</text:span><text:span text:style-name="T32">T</text:span><text:span text:style-name="T39">&gt; </text:span><text:span text:style-name="T35">p1_</text:span><text:span text:style-name="T39">, </text:span><text:span text:style-name="T35">p2_</text:span><text:span text:style-name="T39">, </text:span><text:span text:style-name="T35">p3_</text:span><text:span text:style-name="T39">, </text:span><text:span text:style-name="T35">p4_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Trapeze</text:span>&lt;<text:span text:style-name="T31">T</text:span>&gt;::Trapeze(<text:span text:style-name="T27">Point</text:span>&lt;<text:span text:style-name="T31">T</text:span>&gt; p1, <text:span text:style-name="T27">Point</text:span>&lt;<text:span text:style-name="T31">T</text:span>&gt; p2, <text:span text:style-name="T27">Point</text:span>&lt;<text:span text:style-name="T31">T</text:span>&gt; p3, <text:span text:style-name="T27">Point</text:span>&lt;<text:span text:style-name="T31">T</text:span>&gt; p4)</text:p>
      <text:p text:style-name="P49"><text:s text:c="8"/><text:span text:style-name="T39">: <text:s/></text:span><text:span text:style-name="T35">p1_</text:span><text:span text:style-name="T39">(p1), </text:span><text:span text:style-name="T35">p2_</text:span><text:span text:style-name="T39">(p2), </text:span><text:span text:style-name="T35">p3_</text:span><text:span text:style-name="T39">(p3), </text:span><text:span text:style-name="T35">p4_</text:span><text:span text:style-name="T39">(p4){</text:span></text:p>
      <text:p text:style-name="P49"><text:s text:c="4"/><text:span text:style-name="T39">Vector v1(</text:span><text:span text:style-name="T35">p1_</text:span><text:span text:style-name="T39">, </text:span><text:span text:style-name="T35">p2_</text:span><text:span text:style-name="T39">), v2(</text:span><text:span text:style-name="T35">p3_</text:span><text:span text:style-name="T39">, </text:span><text:span text:style-name="T35">p4_</text:span><text:span text:style-name="T39">);</text:span></text:p>
      <text:p text:style-name="P49"><text:s text:c="4"/><text:span text:style-name="T26">if </text:span><text:span text:style-name="T39">(v1 = Vector(</text:span><text:span text:style-name="T35">p1_</text:span><text:span text:style-name="T39">, </text:span><text:span text:style-name="T35">p2_</text:span><text:span text:style-name="T39">), v2 = Vector(</text:span><text:span text:style-name="T35">p3_</text:span><text:span text:style-name="T39">, </text:span><text:span text:style-name="T35">p4_</text:span><text:span text:style-name="T39">), is_parallel(v1, v2)) {</text:span></text:p>
      <text:p text:style-name="P49"><text:s text:c="8"/><text:span text:style-name="T26">if </text:span><text:span text:style-name="T39">(v1 * v2 &lt; </text:span><text:span text:style-name="T34">0</text:span><text:span text:style-name="T39">) {</text:span></text:p>
      <text:p text:style-name="P49"><text:s text:c="12"/><text:span text:style-name="T28">std</text:span><text:span text:style-name="T39">::swap(</text:span><text:span text:style-name="T35">p3_</text:span><text:span text:style-name="T39">, </text:span><text:span text:style-name="T35">p4_</text:span><text:span text:style-name="T39">);</text:span></text:p>
      <text:p text:style-name="P49"><text:s text:c="8"/><text:span text:style-name="T39">}</text:span></text:p>
      <text:p text:style-name="P49"><text:s text:c="4"/><text:span text:style-name="T39">} </text:span><text:span text:style-name="T26">else if </text:span><text:span text:style-name="T39">(v1 = Vector(</text:span><text:span text:style-name="T35">p1_</text:span><text:span text:style-name="T39">, </text:span><text:span text:style-name="T35">p3_</text:span><text:span text:style-name="T39">), v2 = Vector(</text:span><text:span text:style-name="T35">p2_</text:span><text:span text:style-name="T39">, </text:span><text:span text:style-name="T35">p4_</text:span><text:span text:style-name="T39">), is_parallel(v1, v2)) {</text:span></text:p>
      <text:p text:style-name="P49"><text:s text:c="8"/><text:span text:style-name="T26">if </text:span><text:span text:style-name="T39">(v1 * v2 &lt; </text:span><text:span text:style-name="T34">0</text:span><text:span text:style-name="T39">) {</text:span></text:p>
      <text:p text:style-name="P49"><text:s text:c="12"/><text:span text:style-name="T28">std</text:span><text:span text:style-name="T39">::swap(</text:span><text:span text:style-name="T35">p2_</text:span><text:span text:style-name="T39">, </text:span><text:span text:style-name="T35">p4_</text:span><text:span text:style-name="T39">);</text:span></text:p>
      <text:p text:style-name="P49"><text:s text:c="8"/><text:span text:style-name="T39">}</text:span></text:p>
      <text:p text:style-name="P49"><text:s text:c="8"/><text:span text:style-name="T28">std</text:span><text:span text:style-name="T39">::swap(</text:span><text:span text:style-name="T35">p2_</text:span><text:span text:style-name="T39">, </text:span><text:span text:style-name="T35">p3_</text:span><text:span text:style-name="T39">);</text:span></text:p>
      <text:p text:style-name="P49"><text:s text:c="4"/><text:span text:style-name="T39">} </text:span><text:span text:style-name="T26">else if </text:span><text:span text:style-name="T39">(v1 = Vector(</text:span><text:span text:style-name="T35">p1_</text:span><text:span text:style-name="T39">, </text:span><text:span text:style-name="T35">p4_</text:span><text:span text:style-name="T39">), v2 = Vector(</text:span><text:span text:style-name="T35">p2_</text:span><text:span text:style-name="T39">, </text:span><text:span text:style-name="T35">p3_</text:span><text:span text:style-name="T39">), is_parallel(v1, v2)) {</text:span></text:p>
      <text:p text:style-name="P49"><text:s text:c="8"/><text:span text:style-name="T26">if </text:span><text:span text:style-name="T39">(v1 * v2 &lt; </text:span><text:span text:style-name="T34">0</text:span><text:span text:style-name="T39">) {</text:span></text:p>
      <text:p text:style-name="P49"><text:s text:c="12"/><text:span text:style-name="T28">std</text:span><text:span text:style-name="T39">::swap(</text:span><text:span text:style-name="T35">p2_</text:span><text:span text:style-name="T39">, </text:span><text:span text:style-name="T35">p3_</text:span><text:span text:style-name="T39">);</text:span></text:p>
      <text:p text:style-name="P49"><text:s text:c="8"/><text:span text:style-name="T39">}</text:span></text:p>
      <text:p text:style-name="P49"><text:s text:c="8"/><text:span text:style-name="T28">std</text:span><text:span text:style-name="T39">::swap(</text:span><text:span text:style-name="T35">p2_</text:span><text:span text:style-name="T39">, </text:span><text:span text:style-name="T35">p4_</text:span><text:span text:style-name="T39">);</text:span></text:p>
      <text:p text:style-name="P49"><text:s text:c="8"/><text:span text:style-name="T28">std</text:span><text:span text:style-name="T39">::swap(</text:span><text:span text:style-name="T35">p3_</text:span><text:span text:style-name="T39">, </text:span><text:span text:style-name="T35">p4_</text:span><text:span text:style-name="T39">)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26">throw </text:span><text:span text:style-name="T28">std</text:span><text:span text:style-name="T39">::</text:span><text:span text:style-name="T28">logic_error</text:span><text:span text:style-name="T39">(</text:span><text:span text:style-name="T21">"At least 2 sides of trapeze must be parallel"</text:span><text:span text:style-name="T39">);</text:span></text:p>
      <text:p text:style-name="P49"><text:s text:c="4"/><text:span text:style-name="T39">}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27">Trapeze</text:span>&lt;<text:span text:style-name="T31">T</text:span>&gt;::Center() <text:span text:style-name="T25">const </text:span>{</text:p>
      <text:p text:style-name="P49"><text:soft-page-break/><text:s text:c="4"/><text:span text:style-name="T26">return </text:span><text:span text:style-name="T39">(</text:span><text:span text:style-name="T35">p1_ </text:span><text:span text:style-name="T39">+ </text:span><text:span text:style-name="T35">p2_ </text:span><text:span text:style-name="T39">+ </text:span><text:span text:style-name="T35">p3_ </text:span><text:span text:style-name="T39">+ </text:span><text:span text:style-name="T35">p4_</text:span><text:span text:style-name="T39">) / </text:span><text:span text:style-name="T34">4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27">Trapeze</text:span>&lt;<text:span text:style-name="T31">T</text:span>&gt;::Area() <text:span text:style-name="T25">const </text:span>{</text:p>
      <text:p text:style-name="P49"><text:s text:c="4"/><text:span text:style-name="T26">double </text:span><text:span text:style-name="T39">height = point_and_line_distance(</text:span><text:span text:style-name="T35">p1_</text:span><text:span text:style-name="T39">, </text:span><text:span text:style-name="T35">p3_</text:span><text:span text:style-name="T39">, </text:span><text:span text:style-name="T35">p4_</text:span><text:span text:style-name="T39">);</text:span></text:p>
      <text:p text:style-name="P49"><text:s text:c="4"/><text:span text:style-name="T26">return </text:span><text:span text:style-name="T39">(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 + </text:span><text:span text:style-name="T28">Vector</text:span><text:span text:style-name="T39">&lt;</text:span><text:span text:style-name="T32">T</text:span><text:span text:style-name="T39">&gt;(</text:span><text:span text:style-name="T35">p3_</text:span><text:span text:style-name="T39">, </text:span><text:span text:style-name="T35">p4_</text:span><text:span text:style-name="T39">).length()) * height / </text:span><text:span text:style-name="T34">2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Trapeze</text:span>&lt;<text:span text:style-name="T31">T</text:span>&gt;::Print(<text:span text:style-name="T27">std</text:span>::<text:span text:style-name="T31">ostream</text:span>&amp; os) <text:span text:style-name="T25">const </text:span>{</text:p>
      <text:p text:style-name="P49"><text:s text:c="4"/><text:span text:style-name="T39">os </text:span><text:span text:style-name="T28">&lt;&lt; </text:span><text:span text:style-name="T21">"Trapeze p1:" </text:span><text:span text:style-name="T39">&lt;&lt; </text:span><text:span text:style-name="T35">p1_ </text:span><text:span text:style-name="T39">&lt;&lt; </text:span><text:span text:style-name="T21">", p2:" </text:span><text:span text:style-name="T39">&lt;&lt; </text:span><text:span text:style-name="T35">p2_ </text:span><text:span text:style-name="T39">&lt;&lt; </text:span><text:span text:style-name="T21">", p3:" </text:span><text:span text:style-name="T39">&lt;&lt; </text:span><text:span text:style-name="T35">p3_ </text:span><text:span text:style-name="T39">&lt;&lt; </text:span><text:span text:style-name="T21">", p4:" </text:span><text:span text:style-name="T39">&lt;&lt; </text:span><text:span text:style-name="T35">p4_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Trapeze</text:span>&lt;<text:span text:style-name="T31">T</text:span>&gt;::Scan(<text:span text:style-name="T27">std</text:span>::<text:span text:style-name="T31">istream </text:span>&amp;is) {</text:p>
      <text:p text:style-name="P49"><text:s text:c="4"/><text:span text:style-name="T28">Point</text:span><text:span text:style-name="T39">&lt;</text:span><text:span text:style-name="T32">T</text:span><text:span text:style-name="T39">&gt; p1,p2,p3,p4;</text:span></text:p>
      <text:p text:style-name="P49"><text:s text:c="4"/><text:span text:style-name="T39">is &gt;&gt; p1 &gt;&gt; p2 &gt;&gt; p3 &gt;&gt; p4;</text:span></text:p>
      <text:p text:style-name="P49"><text:s text:c="4"/><text:span text:style-name="T39">*</text:span><text:span text:style-name="T26">this </text:span><text:span text:style-name="T39">= </text:span><text:span text:style-name="T28">Trapeze</text:span><text:span text:style-name="T39">(p1,p2,p3,p4);</text:span></text:p>
      <text:p text:style-name="P52">}</text:p>
      <text:p text:style-name="P45"><text:span text:style-name="T41"/></text:p>
      <text:p text:style-name="P5"><text:span text:style-name="T5">Rhombus</text:span><text:bookmark-start text:name="__DdeLink__2335_1509592091"/><text:span text:style-name="T2">.h</text:span></text:p>
      <text:p text:style-name="P48"><text:bookmark-end text:name="__DdeLink__2335_1509592091"/><text:span text:style-name="T16">#pragma</text:span><text:span text:style-name="T13"> </text:span><text:span text:style-name="T40">once</text:span></text:p>
      <text:p text:style-name="P44"><text:span text:style-name="T12">#include </text:span><text:span text:style-name="T20">"Point.h"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class </text:span><text:span text:style-name="T27">Rhombus </text:span>{</text:p>
      <text:p text:style-name="P44"><text:span text:style-name="T25">public</text:span>:</text:p>
      <text:p text:style-name="P49"><text:s text:c="4"/><text:span text:style-name="T39">Rhombus() = </text:span><text:span text:style-name="T26">default</text:span><text:span text:style-name="T39">;</text:span></text:p>
      <text:p text:style-name="P49"><text:s text:c="4"/><text:span text:style-name="T39">Rhombus(</text:span><text:span text:style-name="T28">Point</text:span><text:span text:style-name="T39">&lt;</text:span><text:span text:style-name="T32">T</text:span><text:span text:style-name="T39">&gt; p1_, </text:span><text:span text:style-name="T28">Point</text:span><text:span text:style-name="T39">&lt;</text:span><text:span text:style-name="T32">T</text:span><text:span text:style-name="T39">&gt; p2_, </text:span><text:span text:style-name="T28">Point</text:span><text:span text:style-name="T39">&lt;</text:span><text:span text:style-name="T32">T</text:span><text:span text:style-name="T39">&gt; p3_, </text:span><text:span text:style-name="T28">Point</text:span><text:span text:style-name="T39">&lt;</text:span><text:span text:style-name="T32">T</text:span><text:span text:style-name="T39">&gt; p4_);</text:span></text:p>
      <text:p text:style-name="P49"><text:s text:c="4"/><text:span text:style-name="T28">Point</text:span><text:span text:style-name="T39">&lt;</text:span><text:span text:style-name="T32">T</text:span><text:span text:style-name="T39">&gt; Center() </text:span><text:span text:style-name="T26">const</text:span><text:span text:style-name="T39">;</text:span></text:p>
      <text:p text:style-name="P49"><text:s text:c="4"/><text:span text:style-name="T26">double </text:span><text:span text:style-name="T39">Area() </text:span><text:span text:style-name="T26">const</text:span><text:span text:style-name="T39">;</text:span></text:p>
      <text:p text:style-name="P49"><text:s text:c="4"/><text:span text:style-name="T26">void </text:span><text:span text:style-name="T39">Print(</text:span><text:span text:style-name="T28">std</text:span><text:span text:style-name="T39">::</text:span><text:span text:style-name="T32">ostream</text:span><text:span text:style-name="T39">&amp; os) </text:span><text:span text:style-name="T26">const</text:span><text:span text:style-name="T39">;</text:span></text:p>
      <text:p text:style-name="P49"><text:s text:c="4"/><text:span text:style-name="T26">void </text:span><text:span text:style-name="T39">Scan(</text:span><text:span text:style-name="T28">std</text:span><text:span text:style-name="T39">::</text:span><text:span text:style-name="T32">istream</text:span><text:span text:style-name="T39">&amp; is);</text:span></text:p>
      <text:p text:style-name="P44"><text:span text:style-name="T25">private</text:span>:</text:p>
      <text:p text:style-name="P49"><text:s text:c="4"/><text:span text:style-name="T28">Point</text:span><text:span text:style-name="T39">&lt;</text:span><text:span text:style-name="T32">T</text:span><text:span text:style-name="T39">&gt; </text:span><text:span text:style-name="T35">p1_</text:span><text:span text:style-name="T39">, </text:span><text:span text:style-name="T35">p2_</text:span><text:span text:style-name="T39">, </text:span><text:span text:style-name="T35">p3_</text:span><text:span text:style-name="T39">, </text:span><text:span text:style-name="T35">p4_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Rhombus</text:span>&lt;<text:span text:style-name="T31">T</text:span>&gt;::Rhombus(<text:span text:style-name="T27">Point</text:span>&lt;<text:span text:style-name="T31">T</text:span>&gt; p1, <text:span text:style-name="T27">Point</text:span>&lt;<text:span text:style-name="T31">T</text:span>&gt; p2, <text:span text:style-name="T27">Point</text:span>&lt;<text:span text:style-name="T31">T</text:span>&gt; p3, <text:span text:style-name="T27">Point</text:span>&lt;<text:span text:style-name="T31">T</text:span>&gt; p4)</text:p>
      <text:p text:style-name="P49"><text:s text:c="8"/><text:span text:style-name="T39">: </text:span><text:span text:style-name="T35">p1_</text:span><text:span text:style-name="T39">(p1), </text:span><text:span text:style-name="T35">p2_</text:span><text:span text:style-name="T39">(p2), </text:span><text:span text:style-name="T35">p3_</text:span><text:span text:style-name="T39">(p3), </text:span><text:span text:style-name="T35">p4_</text:span><text:span text:style-name="T39">(p4) {</text:span></text:p>
      <text:p text:style-name="P49"><text:s text:c="4"/><text:span text:style-name="T26">if </text:span><text:span text:style-name="T39">(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4_</text:span><text:span text:style-name="T39">).length()</text:span></text:p>
      <text:p text:style-name="P49"><text:s text:c="8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3_</text:span><text:span text:style-name="T39">, </text:span><text:span text:style-name="T35">p4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3_</text:span><text:span text:style-name="T39">).length()</text:span></text:p>
      <text:p text:style-name="P49"><text:s text:c="8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3_</text:span><text:span text:style-name="T39">).length()) {</text:span></text:p>
      <text:p text:style-name="P49"><text:s text:c="4"/><text:span text:style-name="T39">} </text:span><text:span text:style-name="T26">else if </text:span><text:span text:style-name="T39">(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4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3_</text:span><text:span text:style-name="T39">).length()</text:span></text:p>
      <text:p text:style-name="P49"><text:s text:c="15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3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4_</text:span><text:span text:style-name="T39">).length()</text:span></text:p>
      <text:p text:style-name="P49"><text:s text:c="15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4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4_</text:span><text:span text:style-name="T39">).length()) {</text:span></text:p>
      <text:p text:style-name="P49"><text:s text:c="8"/><text:span text:style-name="T28">std</text:span><text:span text:style-name="T39">::swap(</text:span><text:span text:style-name="T35">p2_</text:span><text:span text:style-name="T39">, </text:span><text:span text:style-name="T35">p3_</text:span><text:span text:style-name="T39">);</text:span></text:p>
      <text:p text:style-name="P49"><text:s text:c="4"/><text:span text:style-name="T39">} </text:span><text:span text:style-name="T26">else if </text:span><text:span text:style-name="T39">(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3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</text:span></text:p>
      <text:p text:style-name="P49"><text:s text:c="15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4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3_</text:span><text:span text:style-name="T39">, </text:span><text:span text:style-name="T35">p4_</text:span><text:span text:style-name="T39">).length()</text:span></text:p>
      <text:p text:style-name="P49"><text:s text:c="15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oft-page-break/><text:span text:style-name="T35">p4_</text:span><text:span text:style-name="T39">).length()) {</text:span></text:p>
      <text:p text:style-name="P49"><text:s text:c="8"/><text:span text:style-name="T28">std</text:span><text:span text:style-name="T39">::swap(</text:span><text:span text:style-name="T35">p3_</text:span><text:span text:style-name="T39">, </text:span><text:span text:style-name="T35">p4_</text:span><text:span text:style-name="T39">)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26">throw </text:span><text:span text:style-name="T28">std</text:span><text:span text:style-name="T39">::</text:span><text:span text:style-name="T28">logic_error</text:span><text:span text:style-name="T39">(</text:span><text:span text:style-name="T21">"This is not rhombus, sides arent equal"</text:span><text:span text:style-name="T39">);</text:span></text:p>
      <text:p text:style-name="P49"><text:s text:c="4"/><text:span text:style-name="T39">}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27">Rhombus</text:span>&lt;<text:span text:style-name="T31">T</text:span>&gt;::Area() <text:span text:style-name="T25">const </text:span>{</text:p>
      <text:p text:style-name="P49"><text:s text:c="4"/><text:span text:style-name="T26">return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3_</text:span><text:span text:style-name="T39">).length() *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4_</text:span><text:span text:style-name="T39">).length() / </text:span><text:span text:style-name="T34">2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27">Rhombus</text:span>&lt;<text:span text:style-name="T31">T</text:span>&gt;::Center() <text:span text:style-name="T25">const </text:span>{</text:p>
      <text:p text:style-name="P49"><text:s text:c="4"/><text:span text:style-name="T26">return </text:span><text:span text:style-name="T39">(</text:span><text:span text:style-name="T35">p1_ </text:span><text:span text:style-name="T39">+ </text:span><text:span text:style-name="T35">p3_</text:span><text:span text:style-name="T39">) / </text:span><text:span text:style-name="T34">2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Rhombus</text:span>&lt;<text:span text:style-name="T31">T</text:span>&gt;::Print(<text:span text:style-name="T27">std</text:span>::<text:span text:style-name="T31">ostream</text:span>&amp; os) <text:span text:style-name="T25">const </text:span>{</text:p>
      <text:p text:style-name="P49"><text:s text:c="4"/><text:span text:style-name="T39">os </text:span><text:span text:style-name="T28">&lt;&lt; </text:span><text:span text:style-name="T21">"Rhombus, p1: " </text:span><text:span text:style-name="T39">&lt;&lt; </text:span><text:span text:style-name="T35">p1_ </text:span><text:span text:style-name="T39">&lt;&lt; </text:span><text:span text:style-name="T21">", p2: " </text:span><text:span text:style-name="T39">&lt;&lt; </text:span><text:span text:style-name="T35">p2_ </text:span><text:span text:style-name="T39">&lt;&lt; </text:span><text:span text:style-name="T21">", p3: " </text:span><text:span text:style-name="T39">&lt;&lt; </text:span><text:span text:style-name="T35">p3_ </text:span><text:span text:style-name="T39">&lt;&lt; </text:span><text:span text:style-name="T21">", p4: " </text:span><text:span text:style-name="T39">&lt;&lt; </text:span><text:span text:style-name="T35">p4_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Rhombus</text:span>&lt;<text:span text:style-name="T31">T</text:span>&gt;::Scan(<text:span text:style-name="T27">std</text:span>::<text:span text:style-name="T31">istream </text:span>&amp;is) {</text:p>
      <text:p text:style-name="P49"><text:s text:c="4"/><text:span text:style-name="T28">Point</text:span><text:span text:style-name="T39">&lt;</text:span><text:span text:style-name="T32">T</text:span><text:span text:style-name="T39">&gt; p1,p2,p3,p4;</text:span></text:p>
      <text:p text:style-name="P49"><text:s text:c="4"/><text:span text:style-name="T39">is &gt;&gt; p1 &gt;&gt; p2 &gt;&gt; p3 &gt;&gt; p4;</text:span></text:p>
      <text:p text:style-name="P49"><text:s text:c="4"/><text:span text:style-name="T39">*</text:span><text:span text:style-name="T26">this </text:span><text:span text:style-name="T39">= </text:span><text:span text:style-name="T28">Rhombus</text:span><text:span text:style-name="T39">(p1,p2,p3,p4);</text:span></text:p>
      <text:p text:style-name="P52">}</text:p>
      <text:p text:style-name="P24"><text:span text:style-name="T41"/></text:p>
      <text:p text:style-name="P5"><text:span text:style-name="T4">Pentagon</text:span><text:bookmark-start text:name="__DdeLink__2335_15095920922"/><text:span text:style-name="T2">.h</text:span></text:p>
      <text:p text:style-name="P48"><text:bookmark-end text:name="__DdeLink__2335_15095920922"/><text:span text:style-name="T16">#pragma</text:span><text:span text:style-name="T13"> </text:span><text:span text:style-name="T40">once</text:span></text:p>
      <text:p text:style-name="P44"><text:span text:style-name="T12">#include </text:span><text:span text:style-name="T20">"Point.h"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class </text:span><text:span text:style-name="T27">Pentagon </text:span>{</text:p>
      <text:p text:style-name="P44"><text:span text:style-name="T25">public</text:span>:</text:p>
      <text:p text:style-name="P49"><text:s text:c="4"/><text:span text:style-name="T39">Pentagon() = </text:span><text:span text:style-name="T26">default</text:span><text:span text:style-name="T39">;</text:span></text:p>
      <text:p text:style-name="P49"><text:s text:c="4"/><text:span text:style-name="T26">explicit </text:span><text:span text:style-name="T39">Pentagon(</text:span><text:span text:style-name="T26">const </text:span><text:span text:style-name="T28">Point</text:span><text:span text:style-name="T39">&lt;</text:span><text:span text:style-name="T32">T</text:span><text:span text:style-name="T39">&gt;&amp; p1, </text:span><text:span text:style-name="T26">const </text:span><text:span text:style-name="T28">Point</text:span><text:span text:style-name="T39">&lt;</text:span><text:span text:style-name="T32">T</text:span><text:span text:style-name="T39">&gt;&amp; p2, </text:span><text:span text:style-name="T26">const </text:span><text:span text:style-name="T28">Point</text:span><text:span text:style-name="T39">&lt;</text:span><text:span text:style-name="T32">T</text:span><text:span text:style-name="T39">&gt;&amp; p3, </text:span><text:span text:style-name="T26">const </text:span><text:span text:style-name="T28">Point</text:span><text:span text:style-name="T39">&lt;</text:span><text:span text:style-name="T32">T</text:span><text:span text:style-name="T39">&gt;&amp; p4, </text:span><text:span text:style-name="T26">const </text:span><text:span text:style-name="T28">Point</text:span><text:span text:style-name="T39">&lt;</text:span><text:span text:style-name="T32">T</text:span><text:span text:style-name="T39">&gt;&amp; p5);</text:span></text:p>
      <text:p text:style-name="P49"><text:s text:c="4"/><text:span text:style-name="T28">Point</text:span><text:span text:style-name="T39">&lt;</text:span><text:span text:style-name="T32">T</text:span><text:span text:style-name="T39">&gt; Center() </text:span><text:span text:style-name="T26">const</text:span><text:span text:style-name="T39">;</text:span></text:p>
      <text:p text:style-name="P49"><text:s text:c="4"/><text:span text:style-name="T26">double </text:span><text:span text:style-name="T39">Area() </text:span><text:span text:style-name="T26">const</text:span><text:span text:style-name="T39">;</text:span></text:p>
      <text:p text:style-name="P49"><text:s text:c="4"/><text:span text:style-name="T26">void </text:span><text:span text:style-name="T39">Print(</text:span><text:span text:style-name="T28">std</text:span><text:span text:style-name="T39">::</text:span><text:span text:style-name="T32">ostream</text:span><text:span text:style-name="T39">&amp; os) </text:span><text:span text:style-name="T26">const</text:span><text:span text:style-name="T39">;</text:span></text:p>
      <text:p text:style-name="P49"><text:s text:c="4"/><text:span text:style-name="T26">void </text:span><text:span text:style-name="T39">Scan(</text:span><text:span text:style-name="T28">std</text:span><text:span text:style-name="T39">::</text:span><text:span text:style-name="T32">istream</text:span><text:span text:style-name="T39">&amp; is);</text:span></text:p>
      <text:p text:style-name="P44"><text:span text:style-name="T25">private</text:span>:</text:p>
      <text:p text:style-name="P49"><text:s text:c="4"/><text:span text:style-name="T28">Point</text:span><text:span text:style-name="T39">&lt;</text:span><text:span text:style-name="T32">T</text:span><text:span text:style-name="T39">&gt; </text:span><text:span text:style-name="T35">p1_</text:span><text:span text:style-name="T39">, </text:span><text:span text:style-name="T35">p2_</text:span><text:span text:style-name="T39">, </text:span><text:span text:style-name="T35">p3_</text:span><text:span text:style-name="T39">, </text:span><text:span text:style-name="T35">p4_</text:span><text:span text:style-name="T39">, </text:span><text:span text:style-name="T35">p5_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entagon</text:span>&lt;<text:span text:style-name="T31">T</text:span>&gt;::Pentagon(<text:span text:style-name="T25">const </text:span><text:span text:style-name="T27">Point</text:span>&lt;<text:span text:style-name="T31">T</text:span>&gt;&amp; p1, <text:span text:style-name="T25">const </text:span><text:span text:style-name="T27">Point</text:span>&lt;<text:span text:style-name="T31">T</text:span>&gt;&amp; p2, <text:span text:style-name="T25">const </text:span><text:span text:style-name="T27">Point</text:span>&lt;<text:span text:style-name="T31">T</text:span>&gt;&amp; p3, <text:span text:style-name="T25">const </text:span><text:span text:style-name="T27">Point</text:span>&lt;<text:span text:style-name="T31">T</text:span>&gt;&amp; p4, <text:span text:style-name="T25">const </text:span><text:span text:style-name="T27">Point</text:span>&lt;<text:span text:style-name="T31">T</text:span>&gt;&amp; p5)</text:p>
      <text:p text:style-name="P49"><text:s text:c="8"/><text:span text:style-name="T39">: </text:span><text:span text:style-name="T35">p1_</text:span><text:span text:style-name="T39">(p1), </text:span><text:span text:style-name="T35">p2_</text:span><text:span text:style-name="T39">(p2), </text:span><text:span text:style-name="T35">p3_</text:span><text:span text:style-name="T39">(p3), </text:span><text:span text:style-name="T35">p4_</text:span><text:span text:style-name="T39">(p4), </text:span><text:span text:style-name="T35">p5_</text:span><text:span text:style-name="T39">(p5) {}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27">Pentagon</text:span>&lt;<text:span text:style-name="T31">T</text:span>&gt;::Area() <text:span text:style-name="T25">const </text:span>{</text:p>
      <text:p text:style-name="P49"><text:s text:c="4"/><text:span text:style-name="T26">return</text:span></text:p>
      <text:p text:style-name="P49"><text:span text:style-name="T24"><text:s text:c="12"/></text:span><text:span text:style-name="T39">point_and_line_distance(</text:span><text:span text:style-name="T35">p1_</text:span><text:span text:style-name="T39">, </text:span><text:span text:style-name="T35">p2_</text:span><text:span text:style-name="T39">, </text:span><text:span text:style-name="T35">p3_</text:span><text:span text:style-name="T39">) *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3_</text:span><text:span text:style-name="T39">).length() / </text:span><text:span text:style-name="T34">2</text:span></text:p>
      <text:p text:style-name="P49"><text:soft-page-break/><text:span text:style-name="T33"><text:s text:c="12"/></text:span><text:span text:style-name="T39">+ point_and_line_distance(</text:span><text:span text:style-name="T35">p1_</text:span><text:span text:style-name="T39">, </text:span><text:span text:style-name="T35">p3_</text:span><text:span text:style-name="T39">, </text:span><text:span text:style-name="T35">p4_</text:span><text:span text:style-name="T39">) * </text:span><text:span text:style-name="T28">Vector</text:span><text:span text:style-name="T39">&lt;</text:span><text:span text:style-name="T32">T</text:span><text:span text:style-name="T39">&gt;(</text:span><text:span text:style-name="T35">p3_</text:span><text:span text:style-name="T39">, </text:span><text:span text:style-name="T35">p4_</text:span><text:span text:style-name="T39">).length() / </text:span><text:span text:style-name="T34">2</text:span></text:p>
      <text:p text:style-name="P49"><text:span text:style-name="T33"><text:s text:c="12"/></text:span><text:span text:style-name="T39">+ point_and_line_distance(</text:span><text:span text:style-name="T35">p1_</text:span><text:span text:style-name="T39">, </text:span><text:span text:style-name="T35">p4_</text:span><text:span text:style-name="T39">, </text:span><text:span text:style-name="T35">p5_</text:span><text:span text:style-name="T39">) * </text:span><text:span text:style-name="T28">Vector</text:span><text:span text:style-name="T39">&lt;</text:span><text:span text:style-name="T32">T</text:span><text:span text:style-name="T39">&gt;(</text:span><text:span text:style-name="T35">p4_</text:span><text:span text:style-name="T39">, </text:span><text:span text:style-name="T35">p5_</text:span><text:span text:style-name="T39">).length() / </text:span><text:span text:style-name="T34">2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27">Pentagon</text:span>&lt;<text:span text:style-name="T31">T</text:span>&gt;::Center() <text:span text:style-name="T25">const </text:span>{</text:p>
      <text:p text:style-name="P49"><text:s text:c="4"/><text:span text:style-name="T26">return </text:span><text:span text:style-name="T39">(</text:span><text:span text:style-name="T35">p1_ </text:span><text:span text:style-name="T39">+ </text:span><text:span text:style-name="T35">p2_ </text:span><text:span text:style-name="T39">+ </text:span><text:span text:style-name="T35">p3_ </text:span><text:span text:style-name="T39">+ </text:span><text:span text:style-name="T35">p4_ </text:span><text:span text:style-name="T39">+ </text:span><text:span text:style-name="T35">p5_</text:span><text:span text:style-name="T39">) / </text:span><text:span text:style-name="T34">5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Pentagon</text:span>&lt;<text:span text:style-name="T31">T</text:span>&gt;::Print(<text:span text:style-name="T27">std</text:span>::<text:span text:style-name="T31">ostream</text:span>&amp; os) <text:span text:style-name="T25">const </text:span>{</text:p>
      <text:p text:style-name="P49"><text:s text:c="4"/><text:span text:style-name="T39">os </text:span><text:span text:style-name="T28">&lt;&lt; </text:span><text:span text:style-name="T21">"Pentagon, p1: " </text:span><text:span text:style-name="T39">&lt;&lt; </text:span><text:span text:style-name="T35">p1_ </text:span><text:span text:style-name="T39">&lt;&lt; </text:span><text:span text:style-name="T21">", p2: " </text:span><text:span text:style-name="T39">&lt;&lt; </text:span><text:span text:style-name="T35">p2_ </text:span><text:span text:style-name="T39">&lt;&lt; </text:span><text:span text:style-name="T21">", p3: " </text:span><text:span text:style-name="T39">&lt;&lt; </text:span><text:span text:style-name="T35">p3_ </text:span><text:span text:style-name="T39">&lt;&lt; </text:span><text:span text:style-name="T21">", p4: " </text:span><text:span text:style-name="T39">&lt;&lt; </text:span><text:span text:style-name="T35">p4_ </text:span><text:span text:style-name="T39">&lt;&lt; </text:span><text:span text:style-name="T21">", p5: " </text:span><text:span text:style-name="T39">&lt;&lt; </text:span><text:span text:style-name="T35">p5_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Pentagon</text:span>&lt;<text:span text:style-name="T31">T</text:span>&gt;::Scan(<text:span text:style-name="T27">std</text:span>::<text:span text:style-name="T31">istream </text:span>&amp;is) {</text:p>
      <text:p text:style-name="P49"><text:s text:c="4"/><text:span text:style-name="T28">Point</text:span><text:span text:style-name="T39">&lt;</text:span><text:span text:style-name="T32">T</text:span><text:span text:style-name="T39">&gt; p1, p2, p3, p4, p5;</text:span></text:p>
      <text:p text:style-name="P49"><text:s text:c="4"/><text:span text:style-name="T39">is &gt;&gt; p1 &gt;&gt; p2 &gt;&gt; p3 &gt;&gt; p4 &gt;&gt; p5;</text:span></text:p>
      <text:p text:style-name="P49"><text:s text:c="4"/><text:span text:style-name="T39">*</text:span><text:span text:style-name="T26">this </text:span><text:span text:style-name="T39">= </text:span><text:span text:style-name="T28">Pentagon</text:span><text:span text:style-name="T39">(p1,p2,p3,p4,p5);</text:span></text:p>
      <text:p text:style-name="P52">}</text:p>
      <text:p text:style-name="P24"><text:span text:style-name="T41"/></text:p>
      <text:p text:style-name="P6"><text:span text:style-name="T5">Point</text:span><text:span text:style-name="T4">.</text:span><text:bookmark-start text:name="__DdeLink__2335_150959209222"/><text:span text:style-name="T2">h</text:span></text:p>
      <text:p text:style-name="P46"><text:bookmark-end text:name="__DdeLink__2335_150959209222"/><text:span text:style-name="T15">#pragma</text:span><text:span text:style-name="T14"> </text:span><text:span text:style-name="T41">once</text:span></text:p>
      <text:p text:style-name="P44"><text:span text:style-name="T12">#include </text:span><text:span text:style-name="T20">&lt;numeric&gt;</text:span></text:p>
      <text:p text:style-name="P44"><text:span text:style-name="T12">#include </text:span><text:span text:style-name="T20">&lt;iostream&gt;</text:span></text:p>
      <text:p text:style-name="P44"><text:span text:style-name="T12">#include </text:span><text:span text:style-name="T20">&lt;vector&gt;</text:span></text:p>
      <text:p text:style-name="P44"><text:span text:style-name="T12">#include </text:span><text:span text:style-name="T20">&lt;cmath&gt;</text:span></text:p>
      <text:p text:style-name="P44"><text:span text:style-name="T12">#include </text:span><text:span text:style-name="T20">&lt;limits&gt;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struct </text:span><text:span text:style-name="T27">Point </text:span>{</text:p>
      <text:p text:style-name="P49"><text:s text:c="4"/><text:span text:style-name="T32">T </text:span><text:span text:style-name="T35">x </text:span><text:span text:style-name="T39">= </text:span><text:span text:style-name="T34">0</text:span><text:span text:style-name="T39">;</text:span></text:p>
      <text:p text:style-name="P49"><text:s text:c="4"/><text:span text:style-name="T32">T </text:span><text:span text:style-name="T35">y </text:span><text:span text:style-name="T39">= </text:span><text:span text:style-name="T34">0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class </text:span><text:span text:style-name="T27">Vector </text:span>{</text:p>
      <text:p text:style-name="P44"><text:span text:style-name="T25">public</text:span>:</text:p>
      <text:p text:style-name="P49"><text:s text:c="4"/><text:span text:style-name="T26">explicit </text:span><text:span text:style-name="T39">Vector(</text:span><text:span text:style-name="T32">T </text:span><text:span text:style-name="T39">a, </text:span><text:span text:style-name="T32">T </text:span><text:span text:style-name="T39">b);</text:span></text:p>
      <text:p text:style-name="P49"><text:s text:c="4"/><text:span text:style-name="T26">explicit </text:span><text:span text:style-name="T39">Vector(</text:span><text:span text:style-name="T28">Point</text:span><text:span text:style-name="T39">&lt;</text:span><text:span text:style-name="T32">T</text:span><text:span text:style-name="T39">&gt; a, </text:span><text:span text:style-name="T28">Point</text:span><text:span text:style-name="T39">&lt;</text:span><text:span text:style-name="T32">T</text:span><text:span text:style-name="T39">&gt; b);</text:span></text:p>
      <text:p text:style-name="P49"><text:s text:c="4"/><text:span text:style-name="T26">bool </text:span><text:span text:style-name="T29">operator </text:span><text:span text:style-name="T39">== (</text:span><text:span text:style-name="T28">Vector </text:span><text:span text:style-name="T39">rhs);</text:span></text:p>
      <text:p text:style-name="P49"><text:s text:c="4"/><text:span text:style-name="T28">Vector </text:span><text:span text:style-name="T29">operator </text:span><text:span text:style-name="T39">- ();</text:span></text:p>
      <text:p text:style-name="P49"><text:s text:c="4"/><text:span text:style-name="T26">double </text:span><text:span text:style-name="T39">length() </text:span><text:span text:style-name="T26">const</text:span><text:span text:style-name="T39">;</text:span></text:p>
      <text:p text:style-name="P49"><text:s text:c="4"/><text:span text:style-name="T32">T </text:span><text:span text:style-name="T35">x</text:span><text:span text:style-name="T39">;</text:span></text:p>
      <text:p text:style-name="P49"><text:s text:c="4"/><text:span text:style-name="T32">T </text:span><text:span text:style-name="T35">y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30">operator </text:span>+ (<text:span text:style-name="T27">Point</text:span>&lt;<text:span text:style-name="T31">T</text:span>&gt; lhs, <text:span text:style-name="T27">Point</text:span>&lt;<text:span text:style-name="T31">T</text:span>&gt; rhs) {</text:p>
      <text:p text:style-name="P49"><text:s text:c="4"/><text:span text:style-name="T26">return </text:span><text:span text:style-name="T39">{lhs.x + rhs.x, lhs.y + rhs.y}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30">operator </text:span>- (<text:span text:style-name="T27">Point</text:span>&lt;<text:span text:style-name="T31">T</text:span>&gt; lhs, <text:span text:style-name="T27">Point</text:span>&lt;<text:span text:style-name="T31">T</text:span>&gt; rhs) {</text:p>
      <text:p text:style-name="P49"><text:s text:c="4"/><text:span text:style-name="T26">return </text:span><text:span text:style-name="T39">{lhs.x - rhs.x, lhs.y - rhs.y};</text:span></text:p>
      <text:p text:style-name="P44"><text:soft-page-break/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30">operator </text:span>/ (<text:span text:style-name="T27">Point</text:span>&lt;<text:span text:style-name="T31">T</text:span>&gt; lhs, <text:span text:style-name="T25">double </text:span>a) {</text:p>
      <text:p text:style-name="P49"><text:s text:c="4"/><text:span text:style-name="T26">return </text:span><text:span text:style-name="T39">{ lhs.x / a, lhs.y / a}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30">operator </text:span>* (<text:span text:style-name="T27">Point</text:span>&lt;<text:span text:style-name="T31">T</text:span>&gt; lhs, <text:span text:style-name="T25">double </text:span>a) {</text:p>
      <text:p text:style-name="P49"><text:s text:c="4"/><text:span text:style-name="T26">return </text:span><text:span text:style-name="T39">{lhs.x * a, lhs.y * a}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bool </text:span><text:span text:style-name="T30">operator </text:span>&lt; (<text:span text:style-name="T27">Point</text:span>&lt;<text:span text:style-name="T31">T</text:span>&gt; lhs, <text:span text:style-name="T27">Point</text:span>&lt;<text:span text:style-name="T31">T</text:span>&gt; rhs) {</text:p>
      <text:p text:style-name="P49"><text:s text:c="4"/><text:span text:style-name="T26">return </text:span><text:span text:style-name="T39">(lhs.x * lhs.x + lhs.y * lhs.y) &lt; (lhs.x * lhs.x + lhs.y * lhs.y)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30">operator </text:span>* (<text:span text:style-name="T27">Vector</text:span>&lt;<text:span text:style-name="T31">T</text:span>&gt; lhs, <text:span text:style-name="T27">Vector</text:span>&lt;<text:span text:style-name="T31">T</text:span>&gt; rhs) {</text:p>
      <text:p text:style-name="P49"><text:s text:c="4"/><text:span text:style-name="T26">return </text:span><text:span text:style-name="T39">lhs.x * rhs.x + lhs.y * rhs.y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bool </text:span>is_parallel(<text:span text:style-name="T25">const </text:span><text:span text:style-name="T27">Vector</text:span>&lt;<text:span text:style-name="T31">T</text:span>&gt;&amp; lhs, <text:span text:style-name="T25">const </text:span><text:span text:style-name="T27">Vector</text:span>&lt;<text:span text:style-name="T31">T</text:span>&gt;&amp; rhs) {</text:p>
      <text:p text:style-name="P49"><text:s text:c="4"/><text:span text:style-name="T26">return </text:span><text:span text:style-name="T39">(lhs.x * rhs.y - lhs.y * rhs.y) == </text:span><text:span text:style-name="T34">0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bool </text:span><text:span text:style-name="T27">Vector</text:span>&lt;<text:span text:style-name="T31">T</text:span>&gt;::<text:span text:style-name="T30">operator </text:span>== (<text:span text:style-name="T27">Vector</text:span>&lt;<text:span text:style-name="T31">T</text:span>&gt; rhs) {</text:p>
      <text:p text:style-name="P49"><text:s text:c="4"/><text:span text:style-name="T26">return</text:span></text:p>
      <text:p text:style-name="P49"><text:span text:style-name="T24"><text:s text:c="12"/></text:span><text:span text:style-name="T28">std</text:span><text:span text:style-name="T39">::abs(</text:span><text:span text:style-name="T35">x </text:span><text:span text:style-name="T39">- rhs.x) &lt; </text:span><text:span text:style-name="T28">std</text:span><text:span text:style-name="T39">::</text:span><text:span text:style-name="T28">numeric_limits</text:span><text:span text:style-name="T39">&lt;</text:span><text:span text:style-name="T26">double</text:span><text:span text:style-name="T39">&gt;::epsilon() * </text:span><text:span text:style-name="T34">100</text:span></text:p>
      <text:p text:style-name="P49"><text:span text:style-name="T33"><text:s text:c="12"/></text:span><text:span text:style-name="T39">&amp;&amp; </text:span><text:span text:style-name="T28">std</text:span><text:span text:style-name="T39">::abs(</text:span><text:span text:style-name="T35">y </text:span><text:span text:style-name="T39">- rhs.y) &lt; </text:span><text:span text:style-name="T28">std</text:span><text:span text:style-name="T39">::</text:span><text:span text:style-name="T28">numeric_limits</text:span><text:span text:style-name="T39">&lt;</text:span><text:span text:style-name="T26">double</text:span><text:span text:style-name="T39">&gt;::epsilon() * </text:span><text:span text:style-name="T34">100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27">Vector</text:span>&lt;<text:span text:style-name="T31">T</text:span>&gt;::length() <text:span text:style-name="T25">const </text:span>{</text:p>
      <text:p text:style-name="P49"><text:s text:c="4"/><text:span text:style-name="T26">return </text:span><text:span text:style-name="T39">sqrt(</text:span><text:span text:style-name="T35">x</text:span><text:span text:style-name="T39">*</text:span><text:span text:style-name="T35">x </text:span><text:span text:style-name="T39">+ </text:span><text:span text:style-name="T35">y</text:span><text:span text:style-name="T39">*</text:span><text:span text:style-name="T35">y</text:span><text:span text:style-name="T39">)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Vector</text:span>&lt;<text:span text:style-name="T31">T</text:span>&gt;::Vector(<text:span text:style-name="T31">T </text:span>a, <text:span text:style-name="T31">T </text:span>b)</text:p>
      <text:p text:style-name="P49"><text:s text:c="8"/><text:span text:style-name="T39">: </text:span><text:span text:style-name="T35">x</text:span><text:span text:style-name="T39">(a), </text:span><text:span text:style-name="T35">y</text:span><text:span text:style-name="T39">(b) {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Vector</text:span>&lt;<text:span text:style-name="T31">T</text:span>&gt;::Vector(<text:span text:style-name="T27">Point</text:span>&lt;<text:span text:style-name="T31">T</text:span>&gt; a, <text:span text:style-name="T27">Point</text:span>&lt;<text:span text:style-name="T31">T</text:span>&gt; b)</text:p>
      <text:p text:style-name="P49"><text:s text:c="8"/><text:span text:style-name="T39">: </text:span><text:span text:style-name="T35">x</text:span><text:span text:style-name="T39">(b.x - a.x), </text:span><text:span text:style-name="T35">y</text:span><text:span text:style-name="T39">(b.y - a.y){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Vector</text:span>&lt;<text:span text:style-name="T31">T</text:span>&gt; <text:span text:style-name="T27">Vector</text:span>&lt;<text:span text:style-name="T31">T</text:span>&gt;::<text:span text:style-name="T30">operator </text:span>- () {</text:p>
      <text:p text:style-name="P49"><text:s text:c="4"/><text:span text:style-name="T26">return </text:span><text:span text:style-name="T28">Vector</text:span><text:span text:style-name="T39">(-</text:span><text:span text:style-name="T35">x</text:span><text:span text:style-name="T39">, -</text:span><text:span text:style-name="T35">y</text:span><text:span text:style-name="T39">)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bool </text:span>is_perpendecular(<text:span text:style-name="T25">const </text:span><text:span text:style-name="T27">Vector</text:span>&lt;<text:span text:style-name="T31">T</text:span>&gt;&amp; lhs, <text:span text:style-name="T25">const </text:span><text:span text:style-name="T27">Vector</text:span>&lt;<text:span text:style-name="T31">T</text:span>&gt;&amp; rhs) {</text:p>
      <text:p text:style-name="P49"><text:s text:c="4"/><text:span text:style-name="T26">return </text:span><text:span text:style-name="T39">(lhs * rhs) == </text:span><text:span text:style-name="T34">0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point_and_line_distance(<text:span text:style-name="T27">Point</text:span>&lt;<text:span text:style-name="T31">T</text:span>&gt; p1, <text:span text:style-name="T27">Point</text:span>&lt;<text:span text:style-name="T31">T</text:span>&gt; p2, <text:span text:style-name="T27">Point</text:span>&lt;<text:span text:style-name="T31">T</text:span>&gt; p3) {</text:p>
      <text:p text:style-name="P49"><text:soft-page-break/><text:s text:c="4"/><text:span text:style-name="T26">double </text:span><text:span text:style-name="T39">A = p2.y - p3.y;</text:span></text:p>
      <text:p text:style-name="P49"><text:s text:c="4"/><text:span text:style-name="T26">double </text:span><text:span text:style-name="T39">B = p3.x - p2.x;</text:span></text:p>
      <text:p text:style-name="P49"><text:s text:c="4"/><text:span text:style-name="T26">double </text:span><text:span text:style-name="T39">C = p2.x*p3.y - p3.x*p2.y;</text:span></text:p>
      <text:p text:style-name="P49"><text:s text:c="4"/><text:span text:style-name="T26">return </text:span><text:span text:style-name="T39">(</text:span><text:span text:style-name="T28">std</text:span><text:span text:style-name="T39">::abs(A*p1.x + B*p1.y + C) / </text:span><text:span text:style-name="T28">std</text:span><text:span text:style-name="T39">::sqrt(A*A + B*B))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std</text:span>::<text:span text:style-name="T31">ostream</text:span>&amp; <text:span text:style-name="T30">operator </text:span>&lt;&lt; (<text:span text:style-name="T27">std</text:span>::<text:span text:style-name="T31">ostream</text:span>&amp; os, <text:span text:style-name="T25">const </text:span><text:span text:style-name="T27">Point</text:span>&lt;<text:span text:style-name="T31">T</text:span>&gt;&amp; p) {</text:p>
      <text:p text:style-name="P49"><text:s text:c="4"/><text:span text:style-name="T26">return </text:span><text:span text:style-name="T39">os &lt;&lt; p.x &lt;&lt; </text:span><text:span text:style-name="T21">" " </text:span><text:span text:style-name="T39">&lt;&lt; p.y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std</text:span>::<text:span text:style-name="T31">istream</text:span>&amp; <text:span text:style-name="T30">operator </text:span>&gt;&gt; (<text:span text:style-name="T27">std</text:span>::<text:span text:style-name="T31">istream</text:span>&amp; is, <text:span text:style-name="T27">Point</text:span>&lt;<text:span text:style-name="T31">T</text:span>&gt;&amp; p) {</text:p>
      <text:p text:style-name="P49"><text:s text:c="4"/><text:span text:style-name="T26">return </text:span><text:span text:style-name="T39">is &gt;&gt; p.x &gt;&gt; p.y;</text:span></text:p>
      <text:p text:style-name="P52">}</text:p>
      <text:p text:style-name="P51"/>
      <text:p text:style-name="P3"><text:span text:style-name="T44">templates</text:span>.<text:bookmark text:name="__DdeLink__2335_1509592092221"/><text:span text:style-name="T44">h</text:span></text:p>
      <text:p text:style-name="P44"><text:span text:style-name="T19">#pragma</text:span><text:span text:style-name="T18"> </text:span><text:span text:style-name="T20">once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struct </text:span><text:span text:style-name="T27">is_point </text:span>: <text:span text:style-name="T27">std</text:span>::<text:span text:style-name="T31">false_type </text:span>{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struct </text:span><text:span text:style-name="T27">is_point</text:span>&lt;<text:span text:style-name="T27">Point</text:span>&lt;<text:span text:style-name="T31">T</text:span>&gt;&gt; : <text:span text:style-name="T27">std</text:span>::<text:span text:style-name="T31">true_type </text:span>{};</text:p>
      <text:p text:style-name="P44"><text:span text:style-name="T25">template </text:span>&lt;<text:span text:style-name="T25">typename </text:span><text:span text:style-name="T31">T</text:span>, <text:span text:style-name="T25">typename </text:span>= <text:span text:style-name="T25">void</text:span>&gt;</text:p>
      <text:p text:style-name="P44"><text:span text:style-name="T25">struct </text:span><text:span text:style-name="T27">is_figure </text:span>: <text:span text:style-name="T27">std</text:span>::<text:span text:style-name="T31">false_type </text:span>{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struct </text:span><text:span text:style-name="T27">is_figure</text:span>&lt;<text:span text:style-name="T31">T</text:span>, <text:span text:style-name="T27">std</text:span>::<text:span text:style-name="T27">void_t</text:span>&lt;<text:span text:style-name="T25">decltype</text:span>(<text:span text:style-name="T27">std</text:span>::declval&lt;<text:span text:style-name="T25">const </text:span><text:span text:style-name="T31">T</text:span>&amp;&gt;().Area()),</text:p>
      <text:p text:style-name="P49"><text:s text:c="20"/><text:span text:style-name="T26">decltype</text:span><text:span text:style-name="T39">(</text:span><text:span text:style-name="T28">std</text:span><text:span text:style-name="T39">::declval&lt;</text:span><text:span text:style-name="T26">const </text:span><text:span text:style-name="T32">T</text:span><text:span text:style-name="T39">&amp;&gt;().Center()),</text:span></text:p>
      <text:p text:style-name="P49"><text:s text:c="20"/><text:span text:style-name="T26">decltype</text:span><text:span text:style-name="T39">(</text:span><text:span text:style-name="T28">std</text:span><text:span text:style-name="T39">::declval&lt;</text:span><text:span text:style-name="T26">const </text:span><text:span text:style-name="T32">T</text:span><text:span text:style-name="T39">&amp;&gt;().Print(</text:span><text:span text:style-name="T28">std</text:span><text:span text:style-name="T39">::cout)),</text:span></text:p>
      <text:p text:style-name="P53"><text:s text:c="20"/><text:span text:style-name="T26">decltype</text:span><text:span text:style-name="T39">(</text:span><text:span text:style-name="T28">std</text:span><text:span text:style-name="T39">::declval&lt;</text:span><text:span text:style-name="T32">T</text:span><text:span text:style-name="T39">&amp;&gt;().Scan(</text:span><text:span text:style-name="T28">std</text:span><text:span text:style-name="T39">::cin))&gt;&gt; : </text:span><text:span text:style-name="T28">std</text:span><text:span text:style-name="T39">::</text:span><text:span text:style-name="T32">true_type </text:span><text:span text:style-name="T39">{};</text:span></text:p>
      <text:p text:style-name="P49"><text:span text:style-name="T39"/></text:p>
      <text:p text:style-name="P44"><text:span text:style-name="T25">template </text:span>&lt;<text:span text:style-name="T25">typename </text:span><text:span text:style-name="T31">T</text:span>&gt; <text:span text:style-name="T46">//площадь для всего, что имеет площадь</text:span></text:p>
      <text:p text:style-name="P44"><text:span text:style-name="T25">decltype</text:span>(<text:span text:style-name="T27">std</text:span>::declval&lt;<text:span text:style-name="T25">const </text:span><text:span text:style-name="T31">T</text:span>&amp;&gt;().Area()) area(<text:span text:style-name="T25">const </text:span><text:span text:style-name="T31">T</text:span>&amp; figure) {</text:p>
      <text:p text:style-name="P49"><text:s text:c="4"/><text:span text:style-name="T26">return </text:span><text:span text:style-name="T39">figure.Area();</text:span></text:p>
      <text:p text:style-name="P44">}</text:p>
      <text:p text:style-name="P44"><text:span text:style-name="T25">template </text:span>&lt;<text:span text:style-name="T25">typename </text:span><text:span text:style-name="T31">T</text:span>&gt; <text:span text:style-name="T46">//центр для всего, что имеет центр</text:span></text:p>
      <text:p text:style-name="P44"><text:span text:style-name="T25">decltype</text:span>(<text:span text:style-name="T27">std</text:span>::declval&lt;<text:span text:style-name="T25">const </text:span><text:span text:style-name="T31">T</text:span>&amp;&gt;().Center()) center(<text:span text:style-name="T25">const </text:span><text:span text:style-name="T31">T</text:span>&amp; figure) {</text:p>
      <text:p text:style-name="P49"><text:s text:c="4"/><text:span text:style-name="T26">return </text:span><text:span text:style-name="T39">figure.Center();</text:span></text:p>
      <text:p text:style-name="P44">}</text:p>
      <text:p text:style-name="P44"><text:span text:style-name="T25">template </text:span>&lt;<text:span text:style-name="T25">typename </text:span><text:span text:style-name="T31">T</text:span>, <text:span text:style-name="T25">typename </text:span><text:span text:style-name="T31">PrintReturnType </text:span>= <text:span text:style-name="T25">decltype</text:span>(<text:span text:style-name="T27">std</text:span>::declval&lt;<text:span text:style-name="T25">const </text:span><text:span text:style-name="T31">T</text:span>&amp;&gt;().Print(<text:span text:style-name="T27">std</text:span>::cout))&gt; <text:span text:style-name="T46">//вывод для классов с функцией Print</text:span></text:p>
      <text:p text:style-name="P44"><text:span text:style-name="T27">std</text:span>::<text:span text:style-name="T31">ostream</text:span>&amp; <text:span text:style-name="T30">operator </text:span>&lt;&lt; (<text:span text:style-name="T27">std</text:span>::<text:span text:style-name="T31">ostream</text:span>&amp; os, <text:span text:style-name="T25">const </text:span><text:span text:style-name="T31">T</text:span>&amp; figure) {</text:p>
      <text:p text:style-name="P49"><text:s text:c="4"/><text:span text:style-name="T39">figure.Print(os);</text:span></text:p>
      <text:p text:style-name="P49"><text:s text:c="4"/><text:span text:style-name="T26">return </text:span><text:span text:style-name="T39">os;</text:span></text:p>
      <text:p text:style-name="P44">}</text:p>
      <text:p text:style-name="P44"><text:span text:style-name="T25">template </text:span>&lt;<text:span text:style-name="T25">typename </text:span><text:span text:style-name="T31">T</text:span>, <text:span text:style-name="T25">typename </text:span><text:span text:style-name="T31">PrintReturnType </text:span>= <text:span text:style-name="T25">decltype</text:span>(<text:span text:style-name="T27">std</text:span>::declval&lt;<text:span text:style-name="T31">T</text:span>&amp;&gt;().Scan(<text:span text:style-name="T27">std</text:span>::cin))&gt; <text:span text:style-name="T46">//вывод для классов с функцией Print</text:span></text:p>
      <text:p text:style-name="P44"><text:span text:style-name="T27">std</text:span>::<text:span text:style-name="T31">istream</text:span>&amp; <text:span text:style-name="T30">operator </text:span>&gt;&gt; (<text:span text:style-name="T27">std</text:span>::<text:span text:style-name="T31">istream</text:span>&amp; is, <text:span text:style-name="T31">T</text:span>&amp; figure) {</text:p>
      <text:p text:style-name="P49"><text:s text:c="4"/><text:span text:style-name="T39">figure.Scan(is);</text:span></text:p>
      <text:p text:style-name="P49"><text:s text:c="4"/><text:span text:style-name="T26">return </text:span><text:span text:style-name="T39">is;</text:span></text:p>
      <text:p text:style-name="P44"><text:soft-page-break/>}</text:p>
      <text:p text:style-name="P44"><text:span text:style-name="T25">template</text:span>&lt;<text:span text:style-name="T25">class </text:span><text:span text:style-name="T31">T</text:span>&gt;</text:p>
      <text:p text:style-name="P44"><text:span text:style-name="T25">struct </text:span><text:span text:style-name="T27">is_figurelike_tuple </text:span>: <text:span text:style-name="T27">std</text:span>::<text:span text:style-name="T31">false_type </text:span>{};</text:p>
      <text:p text:style-name="P44"><text:span text:style-name="T25">template</text:span>&lt;<text:span text:style-name="T25">class </text:span><text:span text:style-name="T31">Head</text:span>, <text:span text:style-name="T25">class</text:span>... <text:span text:style-name="T31">Tail</text:span>&gt;</text:p>
      <text:p text:style-name="P44"><text:span text:style-name="T25">struct </text:span><text:span text:style-name="T27">is_figurelike_tuple</text:span>&lt;<text:span text:style-name="T27">std</text:span>::<text:span text:style-name="T27">tuple</text:span>&lt;<text:span text:style-name="T31">Head</text:span>, <text:span text:style-name="T31">Tail</text:span>...&gt;&gt; : <text:span text:style-name="T46">//проверяет, является ли T кортежом, из которых можно составить фигуру</text:span></text:p>
      <text:p text:style-name="P49"><text:span text:style-name="T45"><text:s text:c="8"/></text:span><text:span text:style-name="T28">std</text:span><text:span text:style-name="T39">::</text:span><text:span text:style-name="T28">conjunction</text:span><text:span text:style-name="T39">&lt;</text:span><text:span text:style-name="T28">is_point</text:span><text:span text:style-name="T39">&lt;</text:span><text:span text:style-name="T32">Head</text:span><text:span text:style-name="T39">&gt;, </text:span><text:span text:style-name="T28">std</text:span><text:span text:style-name="T39">::</text:span><text:span text:style-name="T28">is_same</text:span><text:span text:style-name="T39">&lt;</text:span><text:span text:style-name="T32">Head</text:span><text:span text:style-name="T39">, </text:span><text:span text:style-name="T32">Tail</text:span><text:span text:style-name="T39">&gt;...&gt; {};</text:span></text:p>
      <text:p text:style-name="P44"><text:span text:style-name="T25">template</text:span>&lt;<text:span text:style-name="T31">size_t </text:span><text:span text:style-name="T37">Id</text:span>, <text:span text:style-name="T25">class </text:span><text:span text:style-name="T31">T</text:span>&gt;</text:p>
      <text:p text:style-name="P44"><text:span text:style-name="T25">double </text:span>compute_area(<text:span text:style-name="T25">const </text:span><text:span text:style-name="T31">T</text:span>&amp; tuple) {</text:p>
      <text:p text:style-name="P49"><text:s text:c="4"/><text:span text:style-name="T26">if constexpr </text:span><text:span text:style-name="T39">(</text:span><text:span text:style-name="T36">Id </text:span><text:span text:style-name="T39">&gt;= </text:span><text:span text:style-name="T28">std</text:span><text:span text:style-name="T39">::tuple_size_v&lt;</text:span><text:span text:style-name="T32">T</text:span><text:span text:style-name="T39">&gt;){</text:span></text:p>
      <text:p text:style-name="P49"><text:s text:c="8"/><text:span text:style-name="T26">return </text:span><text:span text:style-name="T34">0</text:span><text:span text:style-name="T39">;</text:span></text:p>
      <text:p text:style-name="P49"><text:s text:c="4"/><text:span text:style-name="T39">}</text:span><text:span text:style-name="T26">else</text:span><text:span text:style-name="T39">{</text:span></text:p>
      <text:p text:style-name="P49"><text:s text:c="8"/><text:span text:style-name="T26">const auto </text:span><text:span text:style-name="T39">dx1 = </text:span><text:span text:style-name="T28">std</text:span><text:span text:style-name="T39">::get&lt;</text:span><text:span text:style-name="T36">Id </text:span><text:span text:style-name="T39">- </text:span><text:span text:style-name="T34">0</text:span><text:span text:style-name="T39">&gt;(tuple).x - </text:span><text:span text:style-name="T28">std</text:span><text:span text:style-name="T39">::get&lt;</text:span><text:span text:style-name="T34">0</text:span><text:span text:style-name="T39">&gt;(tuple).x;</text:span></text:p>
      <text:p text:style-name="P49"><text:s text:c="8"/><text:span text:style-name="T26">const auto </text:span><text:span text:style-name="T39">dy1 = </text:span><text:span text:style-name="T28">std</text:span><text:span text:style-name="T39">::get&lt;</text:span><text:span text:style-name="T36">Id </text:span><text:span text:style-name="T39">- </text:span><text:span text:style-name="T34">0</text:span><text:span text:style-name="T39">&gt;(tuple).y - </text:span><text:span text:style-name="T28">std</text:span><text:span text:style-name="T39">::get&lt;</text:span><text:span text:style-name="T34">0</text:span><text:span text:style-name="T39">&gt;(tuple).y;</text:span></text:p>
      <text:p text:style-name="P49"><text:s text:c="8"/><text:span text:style-name="T26">const auto </text:span><text:span text:style-name="T39">dx2 = </text:span><text:span text:style-name="T28">std</text:span><text:span text:style-name="T39">::get&lt;</text:span><text:span text:style-name="T36">Id </text:span><text:span text:style-name="T39">- </text:span><text:span text:style-name="T34">1</text:span><text:span text:style-name="T39">&gt;(tuple).x - </text:span><text:span text:style-name="T28">std</text:span><text:span text:style-name="T39">::get&lt;</text:span><text:span text:style-name="T34">0</text:span><text:span text:style-name="T39">&gt;(tuple).x;</text:span></text:p>
      <text:p text:style-name="P49"><text:s text:c="8"/><text:span text:style-name="T26">const auto </text:span><text:span text:style-name="T39">dy2 = </text:span><text:span text:style-name="T28">std</text:span><text:span text:style-name="T39">::get&lt;</text:span><text:span text:style-name="T36">Id </text:span><text:span text:style-name="T39">- </text:span><text:span text:style-name="T34">1</text:span><text:span text:style-name="T39">&gt;(tuple).y - </text:span><text:span text:style-name="T28">std</text:span><text:span text:style-name="T39">::get&lt;</text:span><text:span text:style-name="T34">0</text:span><text:span text:style-name="T39">&gt;(tuple).y;</text:span></text:p>
      <text:p text:style-name="P49"><text:s text:c="8"/><text:span text:style-name="T26">const double </text:span><text:span text:style-name="T39">local_area = </text:span><text:span text:style-name="T28">std</text:span><text:span text:style-name="T39">::abs(dx1 * dy2 - dy1 * dx2) * </text:span><text:span text:style-name="T34">0.5</text:span><text:span text:style-name="T39">;</text:span></text:p>
      <text:p text:style-name="P49"><text:s text:c="8"/><text:span text:style-name="T26">return </text:span><text:span text:style-name="T39">local_area + compute_area&lt;</text:span><text:span text:style-name="T36">Id </text:span><text:span text:style-name="T39">+ </text:span><text:span text:style-name="T34">1</text:span><text:span text:style-name="T39">&gt;(tuple);</text:span></text:p>
      <text:p text:style-name="P49"><text:s text:c="4"/><text:span text:style-name="T39">}</text:span></text:p>
      <text:p text:style-name="P44">}</text:p>
      <text:p text:style-name="P44"><text:span text:style-name="T25">template</text:span>&lt;<text:span text:style-name="T25">typename </text:span><text:span text:style-name="T31">T</text:span>&gt;</text:p>
      <text:p text:style-name="P44"><text:span text:style-name="T27">std</text:span>::<text:span text:style-name="T27">enable_if_t</text:span>&lt;<text:span text:style-name="T27">is_figurelike_tuple</text:span>&lt;<text:span text:style-name="T31">T</text:span>&gt;::value, <text:span text:style-name="T25">double</text:span>&gt; area(<text:span text:style-name="T25">const </text:span><text:span text:style-name="T31">T</text:span>&amp; object) {</text:p>
      <text:p text:style-name="P49"><text:s text:c="4"/><text:span text:style-name="T26">if constexpr </text:span><text:span text:style-name="T39">(</text:span><text:span text:style-name="T28">std</text:span><text:span text:style-name="T39">::tuple_size_v&lt;</text:span><text:span text:style-name="T32">T</text:span><text:span text:style-name="T39">&gt; &lt; </text:span><text:span text:style-name="T34">3</text:span><text:span text:style-name="T39">){</text:span></text:p>
      <text:p text:style-name="P49"><text:s text:c="8"/><text:span text:style-name="T26">return </text:span><text:span text:style-name="T34">0</text:span><text:span text:style-name="T39">;</text:span></text:p>
      <text:p text:style-name="P49"><text:s text:c="4"/><text:span text:style-name="T39">}</text:span><text:span text:style-name="T26">else</text:span><text:span text:style-name="T39">{</text:span></text:p>
      <text:p text:style-name="P49"><text:s text:c="8"/><text:span text:style-name="T26">return </text:span><text:span text:style-name="T39">compute_area&lt;</text:span><text:span text:style-name="T34">2</text:span><text:span text:style-name="T39">&gt;(object);</text:span></text:p>
      <text:p text:style-name="P49"><text:s text:c="4"/><text:span text:style-name="T39">}</text:span></text:p>
      <text:p text:style-name="P44">}</text:p>
      <text:p text:style-name="P44"><text:span text:style-name="T25">template</text:span>&lt;<text:span text:style-name="T31">size_t </text:span><text:span text:style-name="T37">Id</text:span>, <text:span text:style-name="T25">typename </text:span><text:span text:style-name="T31">T</text:span>&gt;</text:p>
      <text:p text:style-name="P44"><text:span text:style-name="T27">std</text:span>::<text:span text:style-name="T27">tuple_element_t</text:span>&lt;<text:span text:style-name="T33">0</text:span>,<text:span text:style-name="T31">T</text:span>&gt; compute_center(<text:span text:style-name="T25">const </text:span><text:span text:style-name="T31">T</text:span>&amp; tuple) {</text:p>
      <text:p text:style-name="P49"><text:s text:c="4"/><text:span text:style-name="T26">if constexpr </text:span><text:span text:style-name="T39">(</text:span><text:span text:style-name="T36">Id </text:span><text:span text:style-name="T39">== </text:span><text:span text:style-name="T28">std</text:span><text:span text:style-name="T39">::tuple_size_v&lt;</text:span><text:span text:style-name="T32">T</text:span><text:span text:style-name="T39">&gt; - </text:span><text:span text:style-name="T34">1</text:span><text:span text:style-name="T39">){</text:span></text:p>
      <text:p text:style-name="P49"><text:s text:c="8"/><text:span text:style-name="T26">return </text:span><text:span text:style-name="T28">std</text:span><text:span text:style-name="T39">::get&lt;</text:span><text:span text:style-name="T36">Id</text:span><text:span text:style-name="T39">&gt;(tuple)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26">return </text:span><text:span text:style-name="T28">std</text:span><text:span text:style-name="T39">::get&lt;</text:span><text:span text:style-name="T36">Id</text:span><text:span text:style-name="T39">&gt;(tuple) + compute_center&lt;</text:span><text:span text:style-name="T36">Id </text:span><text:span text:style-name="T39">+ </text:span><text:span text:style-name="T34">1</text:span><text:span text:style-name="T39">&gt;(tuple);</text:span></text:p>
      <text:p text:style-name="P49"><text:s text:c="4"/><text:span text:style-name="T39">}</text:span></text:p>
      <text:p text:style-name="P44">}</text:p>
      <text:p text:style-name="P44"><text:span text:style-name="T25">template</text:span>&lt;<text:span text:style-name="T25">typename </text:span><text:span text:style-name="T31">T</text:span>&gt;</text:p>
      <text:p text:style-name="P44"><text:span text:style-name="T27">std</text:span>::<text:span text:style-name="T27">enable_if_t</text:span>&lt;<text:span text:style-name="T27">is_figurelike_tuple</text:span>&lt;<text:span text:style-name="T31">T</text:span>&gt;::value, <text:span text:style-name="T27">std</text:span>::<text:span text:style-name="T27">tuple_element_t</text:span>&lt;<text:span text:style-name="T33">0</text:span>,<text:span text:style-name="T31">T</text:span>&gt;&gt; center(<text:span text:style-name="T25">const </text:span><text:span text:style-name="T31">T</text:span>&amp; object) {</text:p>
      <text:p text:style-name="P49"><text:s text:c="4"/><text:span text:style-name="T26">return </text:span><text:span text:style-name="T39">compute_center&lt;</text:span><text:span text:style-name="T34">0</text:span><text:span text:style-name="T39">&gt;(object) / </text:span><text:span text:style-name="T28">std</text:span><text:span text:style-name="T39">::tuple_size_v&lt;</text:span><text:span text:style-name="T32">T</text:span><text:span text:style-name="T39">&gt;;</text:span></text:p>
      <text:p text:style-name="P44">}</text:p>
      <text:p text:style-name="P44"><text:span text:style-name="T25">template</text:span>&lt;<text:span text:style-name="T31">size_t </text:span><text:span text:style-name="T37">Id</text:span>, <text:span text:style-name="T25">typename </text:span><text:span text:style-name="T31">T</text:span>&gt;</text:p>
      <text:p text:style-name="P44"><text:span text:style-name="T25">void </text:span>print_tuple(<text:span text:style-name="T27">std</text:span>::<text:span text:style-name="T31">ostream</text:span>&amp; os, <text:span text:style-name="T25">const </text:span><text:span text:style-name="T31">T</text:span>&amp; tuple) {</text:p>
      <text:p text:style-name="P49"><text:s text:c="4"/><text:span text:style-name="T26">if constexpr </text:span><text:span text:style-name="T39">(</text:span><text:span text:style-name="T36">Id </text:span><text:span text:style-name="T39">== </text:span><text:span text:style-name="T28">std</text:span><text:span text:style-name="T39">::tuple_size_v&lt;</text:span><text:span text:style-name="T32">T</text:span><text:span text:style-name="T39">&gt; - </text:span><text:span text:style-name="T34">1</text:span><text:span text:style-name="T39">) {</text:span></text:p>
      <text:p text:style-name="P49"><text:s text:c="8"/><text:span text:style-name="T39">os </text:span><text:span text:style-name="T28">&lt;&lt; </text:span><text:span text:style-name="T21">"(" </text:span><text:span text:style-name="T39">&lt;&lt; </text:span><text:span text:style-name="T28">std</text:span><text:span text:style-name="T39">::get&lt;</text:span><text:span text:style-name="T36">Id</text:span><text:span text:style-name="T39">&gt;(tuple) &lt;&lt; </text:span><text:span text:style-name="T21">")"</text:span><text:span text:style-name="T39">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39">os </text:span><text:span text:style-name="T28">&lt;&lt; </text:span><text:span text:style-name="T21">"(" </text:span><text:span text:style-name="T39">&lt;&lt; </text:span><text:span text:style-name="T28">std</text:span><text:span text:style-name="T39">::get&lt;</text:span><text:span text:style-name="T36">Id</text:span><text:span text:style-name="T39">&gt;(tuple) &lt;&lt; </text:span><text:span text:style-name="T21">") "</text:span><text:span text:style-name="T39">;</text:span></text:p>
      <text:p text:style-name="P49"><text:s text:c="8"/><text:span text:style-name="T39">print_tuple&lt;</text:span><text:span text:style-name="T36">Id </text:span><text:span text:style-name="T39">+ </text:span><text:span text:style-name="T34">1</text:span><text:span text:style-name="T39">&gt;(os, tuple);</text:span></text:p>
      <text:p text:style-name="P49"><text:s text:c="4"/><text:span text:style-name="T39">}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oft-page-break/><text:span text:style-name="T25">typename </text:span><text:span text:style-name="T27">std</text:span>::<text:span text:style-name="T27">enable_if</text:span>&lt;<text:span text:style-name="T27">is_figurelike_tuple</text:span>&lt;<text:span text:style-name="T31">T</text:span>&gt;::value, <text:span text:style-name="T27">std</text:span>::<text:span text:style-name="T31">ostream</text:span>&amp;&gt;::type <text:span text:style-name="T30">operator </text:span>&lt;&lt; (<text:span text:style-name="T27">std</text:span>::<text:span text:style-name="T31">ostream</text:span>&amp; os, <text:span text:style-name="T25">const </text:span><text:span text:style-name="T31">T</text:span>&amp; tuple) {</text:p>
      <text:p text:style-name="P49"><text:s text:c="4"/><text:span text:style-name="T39">os </text:span><text:span text:style-name="T28">&lt;&lt; </text:span><text:span text:style-name="T21">"Figurelike tuple of " </text:span><text:span text:style-name="T39">&lt;&lt; </text:span><text:span text:style-name="T28">std</text:span><text:span text:style-name="T39">::tuple_size_v&lt;</text:span><text:span text:style-name="T32">T</text:span><text:span text:style-name="T39">&gt; &lt;&lt; </text:span><text:span text:style-name="T21">" elements: "</text:span><text:span text:style-name="T39">;</text:span></text:p>
      <text:p text:style-name="P49"><text:s text:c="4"/><text:span text:style-name="T39">print_tuple&lt;</text:span><text:span text:style-name="T34">0</text:span><text:span text:style-name="T39">&gt;(os, tuple);</text:span></text:p>
      <text:p text:style-name="P49"><text:s text:c="4"/><text:span text:style-name="T26">return </text:span><text:span text:style-name="T39">os;</text:span></text:p>
      <text:p text:style-name="P44">}</text:p>
      <text:p text:style-name="P44"><text:span text:style-name="T25">template</text:span>&lt;<text:span text:style-name="T31">size_t </text:span><text:span text:style-name="T37">Id</text:span>, <text:span text:style-name="T25">typename </text:span><text:span text:style-name="T31">T</text:span>&gt;</text:p>
      <text:p text:style-name="P44"><text:span text:style-name="T25">void </text:span>scan_tuple(<text:span text:style-name="T27">std</text:span>::<text:span text:style-name="T31">istream</text:span>&amp; is, <text:span text:style-name="T31">T</text:span>&amp; tuple) {</text:p>
      <text:p text:style-name="P49"><text:s text:c="4"/><text:span text:style-name="T26">if constexpr </text:span><text:span text:style-name="T39">(</text:span><text:span text:style-name="T36">Id </text:span><text:span text:style-name="T39">== </text:span><text:span text:style-name="T28">std</text:span><text:span text:style-name="T39">::tuple_size_v&lt;</text:span><text:span text:style-name="T32">T</text:span><text:span text:style-name="T39">&gt; - </text:span><text:span text:style-name="T34">1</text:span><text:span text:style-name="T39">) {</text:span></text:p>
      <text:p text:style-name="P49"><text:s text:c="8"/><text:span text:style-name="T39">is &gt;&gt; </text:span><text:span text:style-name="T28">std</text:span><text:span text:style-name="T39">::get&lt;</text:span><text:span text:style-name="T36">Id</text:span><text:span text:style-name="T39">&gt;(tuple)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39">is &gt;&gt; </text:span><text:span text:style-name="T28">std</text:span><text:span text:style-name="T39">::get&lt;</text:span><text:span text:style-name="T36">Id</text:span><text:span text:style-name="T39">&gt;(tuple);</text:span></text:p>
      <text:p text:style-name="P49"><text:s text:c="8"/><text:span text:style-name="T39">scan_tuple&lt;</text:span><text:span text:style-name="T36">Id </text:span><text:span text:style-name="T39">+ </text:span><text:span text:style-name="T34">1</text:span><text:span text:style-name="T39">&gt;(is, tuple);</text:span></text:p>
      <text:p text:style-name="P49"><text:s text:c="4"/><text:span text:style-name="T39">}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typename </text:span><text:span text:style-name="T27">std</text:span>::<text:span text:style-name="T27">enable_if</text:span>&lt;<text:span text:style-name="T27">is_figurelike_tuple</text:span>&lt;<text:span text:style-name="T31">T</text:span>&gt;::value, <text:span text:style-name="T27">std</text:span>::<text:span text:style-name="T31">istream</text:span>&amp;&gt;::type <text:span text:style-name="T30">operator </text:span>&gt;&gt; (<text:span text:style-name="T27">std</text:span>::<text:span text:style-name="T31">istream</text:span>&amp; is, <text:span text:style-name="T31">T</text:span>&amp; tuple) {</text:p>
      <text:p text:style-name="P49"><text:s text:c="4"/><text:span text:style-name="T39">scan_tuple&lt;</text:span><text:span text:style-name="T34">0</text:span><text:span text:style-name="T39">&gt;(is, tuple);</text:span></text:p>
      <text:p text:style-name="P49"><text:s text:c="4"/><text:span text:style-name="T26">return </text:span><text:span text:style-name="T39">is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typename </text:span><text:span text:style-name="T27">std</text:span>::<text:span text:style-name="T27">enable_if</text:span>&lt;<text:span text:style-name="T27">is_figurelike_tuple</text:span>&lt;<text:span text:style-name="T31">T</text:span>&gt;::value, <text:span text:style-name="T25">void</text:span>&gt;::type process(<text:span text:style-name="T31">T</text:span>&amp; tup) {</text:p>
      <text:p text:style-name="P49"><text:s text:c="4"/><text:span text:style-name="T28">std</text:span><text:span text:style-name="T39">::cin &gt;&gt; tup;</text:span></text:p>
      <text:p text:style-name="P49"><text:s text:c="4"/><text:span text:style-name="T28">std</text:span><text:span text:style-name="T39">::cout &lt;&lt; tup &lt;&lt; </text:span><text:span text:style-name="T21">"</text:span><text:span text:style-name="T26">\n</text:span><text:span text:style-name="T21">"</text:span><text:span text:style-name="T39">;</text:span></text:p>
      <text:p text:style-name="P49"><text:s text:c="4"/><text:span text:style-name="T28">std</text:span><text:span text:style-name="T39">::cout </text:span><text:span text:style-name="T28">&lt;&lt; </text:span><text:span text:style-name="T21">"Area of figurelike tuple: " </text:span><text:span text:style-name="T39">&lt;&lt; area(tup) &lt;&lt; </text:span><text:span text:style-name="T21">"</text:span><text:span text:style-name="T26">\n</text:span><text:span text:style-name="T21">"</text:span><text:span text:style-name="T39">;</text:span></text:p>
      <text:p text:style-name="P49"><text:s text:c="4"/><text:span text:style-name="T28">std</text:span><text:span text:style-name="T39">::cout </text:span><text:span text:style-name="T28">&lt;&lt; </text:span><text:span text:style-name="T21">"Center of figurelike tuple: " </text:span><text:span text:style-name="T39">&lt;&lt; center(tup) &lt;&lt; </text:span><text:span text:style-name="T21">"</text:span><text:span text:style-name="T26">\n</text:span><text:span text:style-name="T21">"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typename </text:span><text:span text:style-name="T27">std</text:span>::<text:span text:style-name="T27">enable_if</text:span>&lt;<text:span text:style-name="T27">is_figure</text:span>&lt;<text:span text:style-name="T31">T</text:span>&gt;::value, <text:span text:style-name="T25">void</text:span>&gt;::type process(<text:span text:style-name="T31">T</text:span>&amp; fig) {</text:p>
      <text:p text:style-name="P49"><text:s text:c="4"/><text:span text:style-name="T28">std</text:span><text:span text:style-name="T39">::cin &gt;&gt; fig;</text:span></text:p>
      <text:p text:style-name="P49"><text:s text:c="4"/><text:span text:style-name="T28">std</text:span><text:span text:style-name="T39">::cout &lt;&lt; fig &lt;&lt; </text:span><text:span text:style-name="T21">"</text:span><text:span text:style-name="T26">\n</text:span><text:span text:style-name="T21">"</text:span><text:span text:style-name="T39">;</text:span></text:p>
      <text:p text:style-name="P49"><text:s text:c="4"/><text:span text:style-name="T28">std</text:span><text:span text:style-name="T39">::cout </text:span><text:span text:style-name="T28">&lt;&lt; </text:span><text:span text:style-name="T21">"Area of figure: " </text:span><text:span text:style-name="T39">&lt;&lt; area(fig) &lt;&lt; </text:span><text:span text:style-name="T21">"</text:span><text:span text:style-name="T26">\n</text:span><text:span text:style-name="T21">"</text:span><text:span text:style-name="T39">;</text:span></text:p>
      <text:p text:style-name="P49"><text:s text:c="4"/><text:span text:style-name="T28">std</text:span><text:span text:style-name="T39">::cout </text:span><text:span text:style-name="T28">&lt;&lt; </text:span><text:span text:style-name="T21">"Center of figure: " </text:span><text:span text:style-name="T39">&lt;&lt; center(fig) &lt;&lt; </text:span><text:span text:style-name="T21">"</text:span><text:span text:style-name="T26">\n</text:span><text:span text:style-name="T21">"</text:span><text:span text:style-name="T39">;</text:span></text:p>
      <text:p text:style-name="P52">}</text:p>
      <text:p text:style-name="P44"><text:span text:style-name="T20"/></text:p>
      <text:p text:style-name="P24"/>
      <text:list xml:id="list145333968358952" text:continue-numbering="true" text:style-name="WWNum2">
        <text:list-item>
          <text:p text:style-name="P29">Вывод</text:p>
        </text:list-item>
      </text:list>
      <text:p text:style-name="P17"><text:tab/><text:span text:style-name="T42">В результате данной работы я улучшил свои навыки работы с шаблонами в C++, узнал много нового о type_traits, а так же о функциях delcval и decltype. Более подробно познакомился с идиомой SFINAE. Данная лабораторная работа показала мне многогранность и мощь языка C++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1-08T14:53:19.367076678</dc:date>
    <meta:editing-cycles>17</meta:editing-cycles>
    <meta:editing-duration>PT1H6M18S</meta:editing-duration>
    <meta:generator>LibreOffice/6.0.7.3$Linux_X86_64 LibreOffice_project/00m0$Build-3</meta:generator>
    <meta:document-statistic meta:table-count="0" meta:image-count="0" meta:object-count="0" meta:page-count="13" meta:paragraph-count="503" meta:word-count="2341" meta:character-count="17338" meta:non-whitespace-character-count="13817"/>
  </office:meta>
</office:document-meta>
</file>